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efall" table:style-name="ta1">
        <table:shapes>
          <draw:frame draw:z-index="0" draw:style-name="gr1" draw:text-style-name="P1" svg:width="35.927cm" svg:height="20.399cm" svg:x="17.835cm" svg:y="1.46cm">
            <draw:object draw:notify-on-update-of-ranges="freefall.B2:freefall.B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cm" svg:height="8.993cm" svg:x="18.612cm" svg:y="23.18cm">
            <draw:object draw:notify-on-update-of-ranges="freefall.C3:freefall.C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2cm" svg:height="8.975cm" svg:x="37.183cm" svg:y="22.831cm">
            <draw:object draw:notify-on-update-of-ranges="freefall.D3:freefall.D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2cm" svg:height="8.975cm" svg:x="54.314cm" svg:y="22.267cm">
            <draw:object draw:notify-on-update-of-ranges="freefall.G4:freefall.G8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/ticks</text:p>
          </table:table-cell>
          <table:table-cell office:value-type="string" calcext:value-type="string">
            <text:p>s/m</text:p>
          </table:table-cell>
          <table:table-cell office:value-type="string" calcext:value-type="string">
            <text:p>v/m t^-1</text:p>
          </table:table-cell>
          <table:table-cell office:value-type="string" calcext:value-type="string">
            <text:p>a/m t^-2</text:p>
          </table:table-cell>
          <table:table-cell office:value-type="string" calcext:value-type="string">
            <text:p>time to impact</text:p>
          </table:table-cell>
          <table:table-cell office:value-type="string" calcext:value-type="string">
            <text:p>actual time to impact</text:p>
          </table:table-cell>
          <table:table-cell office:value-type="string" calcext:value-type="string">
            <text:p>delta a t^-3</text:p>
          </table:table-cell>
        </table:table-row>
        <table:table-row table:style-name="ro1">
          <table:table-cell office:value-type="float" office:value="62397555" calcext:value-type="float">
            <text:p>62397555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/[.C2]" office:value-type="string" office:string-value="" calcext:value-type="error">
            <text:p>#DIV/0!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97556" calcext:value-type="float">
            <text:p>62397556</text:p>
          </table:table-cell>
          <table:table-cell office:value-type="float" office:value="155.921599998474" calcext:value-type="float">
            <text:p>155.921599998474</text:p>
          </table:table-cell>
          <table:table-cell table:formula="of:=[.B3]-[.B2]" office:value-type="float" office:value="-0.0784000015258926" calcext:value-type="float">
            <text:p>-0.0784000015258926</text:p>
          </table:table-cell>
          <table:table-cell table:formula="of:=[.C3]-[.C2]" office:value-type="float" office:value="-0.0784000015258926" calcext:value-type="float">
            <text:p>-0.0784000015258926</text:p>
          </table:table-cell>
          <table:table-cell table:formula="of:=[.B3]/[.C3]" office:value-type="float" office:value="-1988.79587964012" calcext:value-type="float">
            <text:p>-1989</text:p>
          </table:table-cell>
          <table:table-cell table:formula="of:=-([.$A$81]-[.A3])" office:value-type="float" office:value="-78" calcext:value-type="float">
            <text:p>-78</text:p>
          </table:table-cell>
          <table:table-cell table:formula="of:=[.D3]-[.D2]" office:value-type="float" office:value="-0.0784000015258926" calcext:value-type="float">
            <text:p>-0.0784000015258926</text:p>
          </table:table-cell>
        </table:table-row>
        <table:table-row table:style-name="ro1">
          <table:table-cell office:value-type="float" office:value="62397557" calcext:value-type="float">
            <text:p>62397557</text:p>
          </table:table-cell>
          <table:table-cell office:value-type="float" office:value="155.766367993958" calcext:value-type="float">
            <text:p>155.766367993958</text:p>
          </table:table-cell>
          <table:table-cell table:formula="of:=[.B4]-[.B3]" office:value-type="float" office:value="-0.155232004516591" calcext:value-type="float">
            <text:p>-0.155232004516591</text:p>
          </table:table-cell>
          <table:table-cell table:formula="of:=[.C4]-[.C3]" office:value-type="float" office:value="-0.0768320029906988" calcext:value-type="float">
            <text:p>-0.0768320029906988</text:p>
          </table:table-cell>
          <table:table-cell table:formula="of:=[.B4]/[.C4]" office:value-type="float" office:value="-1003.44235377898" calcext:value-type="float">
            <text:p>-1003</text:p>
          </table:table-cell>
          <table:table-cell table:formula="of:=-([.$A$81]-[.A4])" office:value-type="float" office:value="-77" calcext:value-type="float">
            <text:p>-77</text:p>
          </table:table-cell>
          <table:table-cell table:formula="of:=[.D4]-[.D3]" office:value-type="float" office:value="0.00156799853519374" calcext:value-type="float">
            <text:p>0.00156799853519374</text:p>
          </table:table-cell>
        </table:table-row>
        <table:table-row table:style-name="ro1">
          <table:table-cell office:value-type="float" office:value="62397558" calcext:value-type="float">
            <text:p>62397558</text:p>
          </table:table-cell>
          <table:table-cell office:value-type="float" office:value="155.535840625045" calcext:value-type="float">
            <text:p>155.535840625045</text:p>
          </table:table-cell>
          <table:table-cell table:formula="of:=[.B5]-[.B4]" office:value-type="float" office:value="-0.230527368912959" calcext:value-type="float">
            <text:p>-0.230527368912959</text:p>
          </table:table-cell>
          <table:table-cell table:formula="of:=[.C5]-[.C4]" office:value-type="float" office:value="-0.0752953643963679" calcext:value-type="float">
            <text:p>-0.0752953643963679</text:p>
          </table:table-cell>
          <table:table-cell table:formula="of:=[.B5]/[.C5]" office:value-type="float" office:value="-674.695769784154" calcext:value-type="float">
            <text:p>-675</text:p>
          </table:table-cell>
          <table:table-cell table:formula="of:=-([.$A$81]-[.A5])" office:value-type="float" office:value="-76" calcext:value-type="float">
            <text:p>-76</text:p>
          </table:table-cell>
          <table:table-cell table:formula="of:=[.D5]-[.D4]" office:value-type="float" office:value="0.00153663859433095" calcext:value-type="float">
            <text:p>0.00153663859433095</text:p>
          </table:table-cell>
        </table:table-row>
        <table:table-row table:style-name="ro1">
          <table:table-cell office:value-type="float" office:value="62397559" calcext:value-type="float">
            <text:p>62397559</text:p>
          </table:table-cell>
          <table:table-cell office:value-type="float" office:value="155.231523797587" calcext:value-type="float">
            <text:p>155.231523797587</text:p>
          </table:table-cell>
          <table:table-cell table:formula="of:=[.B6]-[.B5]" office:value-type="float" office:value="-0.304316827457541" calcext:value-type="float">
            <text:p>-0.304316827457541</text:p>
          </table:table-cell>
          <table:table-cell table:formula="of:=[.C6]-[.C5]" office:value-type="float" office:value="-0.0737894585445815" calcext:value-type="float">
            <text:p>-0.0737894585445815</text:p>
          </table:table-cell>
          <table:table-cell table:formula="of:=[.B6]/[.C6]" office:value-type="float" office:value="-510.09839020238" calcext:value-type="float">
            <text:p>-510</text:p>
          </table:table-cell>
          <table:table-cell table:formula="of:=-([.$A$81]-[.A6])" office:value-type="float" office:value="-75" calcext:value-type="float">
            <text:p>-75</text:p>
          </table:table-cell>
          <table:table-cell table:formula="of:=[.D6]-[.D5]" office:value-type="float" office:value="0.00150590585178634" calcext:value-type="float">
            <text:p>0.00150590585178634</text:p>
          </table:table-cell>
        </table:table-row>
        <table:table-row table:style-name="ro1">
          <table:table-cell office:value-type="float" office:value="62397560" calcext:value-type="float">
            <text:p>62397560</text:p>
          </table:table-cell>
          <table:table-cell office:value-type="float" office:value="154.854893299348" calcext:value-type="float">
            <text:p>154.854893299348</text:p>
          </table:table-cell>
          <table:table-cell table:formula="of:=[.B7]-[.B6]" office:value-type="float" office:value="-0.376630498238654" calcext:value-type="float">
            <text:p>-0.376630498238654</text:p>
          </table:table-cell>
          <table:table-cell table:formula="of:=[.C7]-[.C6]" office:value-type="float" office:value="-0.0723136707811136" calcext:value-type="float">
            <text:p>-0.0723136707811136</text:p>
          </table:table-cell>
          <table:table-cell table:formula="of:=[.B7]/[.C7]" office:value-type="float" office:value="-411.158666182215" calcext:value-type="float">
            <text:p>-411</text:p>
          </table:table-cell>
          <table:table-cell table:formula="of:=-([.$A$81]-[.A7])" office:value-type="float" office:value="-74" calcext:value-type="float">
            <text:p>-74</text:p>
          </table:table-cell>
          <table:table-cell table:formula="of:=[.D7]-[.D6]" office:value-type="float" office:value="0.00147578776346791" calcext:value-type="float">
            <text:p>0.00147578776346791</text:p>
          </table:table-cell>
        </table:table-row>
        <table:table-row table:style-name="ro1">
          <table:table-cell office:value-type="float" office:value="62397561" calcext:value-type="float">
            <text:p>62397561</text:p>
          </table:table-cell>
          <table:table-cell office:value-type="float" office:value="154.407395402365" calcext:value-type="float">
            <text:p>154.407395402365</text:p>
          </table:table-cell>
          <table:table-cell table:formula="of:=[.B8]-[.B7]" office:value-type="float" office:value="-0.447497896983407" calcext:value-type="float">
            <text:p>-0.447497896983407</text:p>
          </table:table-cell>
          <table:table-cell table:formula="of:=[.C8]-[.C7]" office:value-type="float" office:value="-0.0708673987447526" calcext:value-type="float">
            <text:p>-0.0708673987447526</text:p>
          </table:table-cell>
          <table:table-cell table:formula="of:=[.B8]/[.C8]" office:value-type="float" office:value="-345.046080536308" calcext:value-type="float">
            <text:p>-345</text:p>
          </table:table-cell>
          <table:table-cell table:formula="of:=-([.$A$81]-[.A8])" office:value-type="float" office:value="-73" calcext:value-type="float">
            <text:p>-73</text:p>
          </table:table-cell>
          <table:table-cell table:formula="of:=[.D8]-[.D7]" office:value-type="float" office:value="0.00144627203636105" calcext:value-type="float">
            <text:p>0.00144627203636105</text:p>
          </table:table-cell>
        </table:table-row>
        <table:table-row table:style-name="ro1">
          <table:table-cell office:value-type="float" office:value="62397562" calcext:value-type="float">
            <text:p>62397562</text:p>
          </table:table-cell>
          <table:table-cell office:value-type="float" office:value="153.89044745326" calcext:value-type="float">
            <text:p>153.89044745326</text:p>
          </table:table-cell>
          <table:table-cell table:formula="of:=[.B9]-[.B8]" office:value-type="float" office:value="-0.516947949104974" calcext:value-type="float">
            <text:p>-0.516947949104974</text:p>
          </table:table-cell>
          <table:table-cell table:formula="of:=[.C9]-[.C8]" office:value-type="float" office:value="-0.0694500521215673" calcext:value-type="float">
            <text:p>-0.0694500521215673</text:p>
          </table:table-cell>
          <table:table-cell table:formula="of:=[.B9]/[.C9]" office:value-type="float" office:value="-297.690411035967" calcext:value-type="float">
            <text:p>-298</text:p>
          </table:table-cell>
          <table:table-cell table:formula="of:=-([.$A$81]-[.A9])" office:value-type="float" office:value="-72" calcext:value-type="float">
            <text:p>-72</text:p>
          </table:table-cell>
          <table:table-cell table:formula="of:=[.D9]-[.D8]" office:value-type="float" office:value="0.00141734662318527" calcext:value-type="float">
            <text:p>0.00141734662318527</text:p>
          </table:table-cell>
        </table:table-row>
        <table:table-row table:style-name="ro1">
          <table:table-cell office:value-type="float" office:value="62397563" calcext:value-type="float">
            <text:p>62397563</text:p>
          </table:table-cell>
          <table:table-cell office:value-type="float" office:value="153.305438451751" calcext:value-type="float">
            <text:p>153.305438451751</text:p>
          </table:table-cell>
          <table:table-cell table:formula="of:=[.B10]-[.B9]" office:value-type="float" office:value="-0.585009001508752" calcext:value-type="float">
            <text:p>-0.585009001508752</text:p>
          </table:table-cell>
          <table:table-cell table:formula="of:=[.C10]-[.C9]" office:value-type="float" office:value="-0.0680610524037775" calcext:value-type="float">
            <text:p>-0.0680610524037775</text:p>
          </table:table-cell>
          <table:table-cell table:formula="of:=[.B10]/[.C10]" office:value-type="float" office:value="-262.056546234969" calcext:value-type="float">
            <text:p>-262</text:p>
          </table:table-cell>
          <table:table-cell table:formula="of:=-([.$A$81]-[.A10])" office:value-type="float" office:value="-71" calcext:value-type="float">
            <text:p>-71</text:p>
          </table:table-cell>
          <table:table-cell table:formula="of:=[.D10]-[.D9]" office:value-type="float" office:value="0.00138899971778983" calcext:value-type="float">
            <text:p>0.00138899971778983</text:p>
          </table:table-cell>
        </table:table-row>
        <table:table-row table:style-name="ro1">
          <table:table-cell office:value-type="float" office:value="62397564" calcext:value-type="float">
            <text:p>62397564</text:p>
          </table:table-cell>
          <table:table-cell office:value-type="float" office:value="152.653729617589" calcext:value-type="float">
            <text:p>152.653729617589</text:p>
          </table:table-cell>
          <table:table-cell table:formula="of:=[.B11]-[.B10]" office:value-type="float" office:value="-0.651708834162605" calcext:value-type="float">
            <text:p>-0.651708834162605</text:p>
          </table:table-cell>
          <table:table-cell table:formula="of:=[.C11]-[.C10]" office:value-type="float" office:value="-0.0666998326538533" calcext:value-type="float">
            <text:p>-0.0666998326538533</text:p>
          </table:table-cell>
          <table:table-cell table:formula="of:=[.B11]/[.C11]" office:value-type="float" office:value="-234.236090744016" calcext:value-type="float">
            <text:p>-234</text:p>
          </table:table-cell>
          <table:table-cell table:formula="of:=-([.$A$81]-[.A11])" office:value-type="float" office:value="-70" calcext:value-type="float">
            <text:p>-70</text:p>
          </table:table-cell>
          <table:table-cell table:formula="of:=[.D11]-[.D10]" office:value-type="float" office:value="0.0013612197499242" calcext:value-type="float">
            <text:p>0.0013612197499242</text:p>
          </table:table-cell>
        </table:table-row>
        <table:table-row table:style-name="ro1">
          <table:table-cell office:value-type="float" office:value="62397565" calcext:value-type="float">
            <text:p>62397565</text:p>
          </table:table-cell>
          <table:table-cell office:value-type="float" office:value="151.936654946153" calcext:value-type="float">
            <text:p>151.936654946153</text:p>
          </table:table-cell>
          <table:table-cell table:formula="of:=[.B12]-[.B11]" office:value-type="float" office:value="-0.717074671435597" calcext:value-type="float">
            <text:p>-0.717074671435597</text:p>
          </table:table-cell>
          <table:table-cell table:formula="of:=[.C12]-[.C11]" office:value-type="float" office:value="-0.0653658372729922" calcext:value-type="float">
            <text:p>-0.0653658372729922</text:p>
          </table:table-cell>
          <table:table-cell table:formula="of:=[.B12]/[.C12]" office:value-type="float" office:value="-211.884007340509" calcext:value-type="float">
            <text:p>-212</text:p>
          </table:table-cell>
          <table:table-cell table:formula="of:=-([.$A$81]-[.A12])" office:value-type="float" office:value="-69" calcext:value-type="float">
            <text:p>-69</text:p>
          </table:table-cell>
          <table:table-cell table:formula="of:=[.D12]-[.D11]" office:value-type="float" office:value="0.0013339953808611" calcext:value-type="float">
            <text:p>0.0013339953808611</text:p>
          </table:table-cell>
        </table:table-row>
        <table:table-row table:style-name="ro1">
          <table:table-cell office:value-type="float" office:value="62397566" calcext:value-type="float">
            <text:p>62397566</text:p>
          </table:table-cell>
          <table:table-cell office:value-type="float" office:value="151.155521752943" calcext:value-type="float">
            <text:p>151.155521752943</text:p>
          </table:table-cell>
          <table:table-cell table:formula="of:=[.B13]-[.B12]" office:value-type="float" office:value="-0.781133193209882" calcext:value-type="float">
            <text:p>-0.781133193209882</text:p>
          </table:table-cell>
          <table:table-cell table:formula="of:=[.C13]-[.C12]" office:value-type="float" office:value="-0.0640585217742853" calcext:value-type="float">
            <text:p>-0.0640585217742853</text:p>
          </table:table-cell>
          <table:table-cell table:formula="of:=[.B13]/[.C13]" office:value-type="float" office:value="-193.507999745607" calcext:value-type="float">
            <text:p>-194</text:p>
          </table:table-cell>
          <table:table-cell table:formula="of:=-([.$A$81]-[.A13])" office:value-type="float" office:value="-68" calcext:value-type="float">
            <text:p>-68</text:p>
          </table:table-cell>
          <table:table-cell table:formula="of:=[.D13]-[.D12]" office:value-type="float" office:value="0.00130731549870688" calcext:value-type="float">
            <text:p>0.00130731549870688</text:p>
          </table:table-cell>
        </table:table-row>
        <table:table-row table:style-name="ro1">
          <table:table-cell office:value-type="float" office:value="62397567" calcext:value-type="float">
            <text:p>62397567</text:p>
          </table:table-cell>
          <table:table-cell office:value-type="float" office:value="151.155521752943" calcext:value-type="float">
            <text:p>151.155521752943</text:p>
          </table:table-cell>
          <table:table-cell table:formula="of:=[.B14]-[.B13]" office:value-type="float" office:value="0" calcext:value-type="float">
            <text:p>0</text:p>
          </table:table-cell>
          <table:table-cell/>
          <table:table-cell table:formula="of:=[.B14]/[.C14]" office:value-type="string" office:string-value="" calcext:value-type="error">
            <text:p>#DIV/0!</text:p>
          </table:table-cell>
          <table:table-cell table:formula="of:=-([.$A$81]-[.A14])"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62397568" calcext:value-type="float">
            <text:p>62397568</text:p>
          </table:table-cell>
          <table:table-cell office:value-type="float" office:value="149.406178854695" calcext:value-type="float">
            <text:p>149.406178854695</text:p>
          </table:table-cell>
          <table:table-cell table:formula="of:=[.B15]-[.B14]" office:value-type="float" office:value="-1.74934289824779" calcext:value-type="float">
            <text:p>-1.74934289824779</text:p>
          </table:table-cell>
          <table:table-cell/>
          <table:table-cell table:formula="of:=[.B15]/[.C15]" office:value-type="float" office:value="-85.4070285501753" calcext:value-type="float">
            <text:p>-85</text:p>
          </table:table-cell>
          <table:table-cell table:formula="of:=-([.$A$81]-[.A15])"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62397569" calcext:value-type="float">
            <text:p>62397569</text:p>
          </table:table-cell>
          <table:table-cell office:value-type="float" office:value="148.440455130472" calcext:value-type="float">
            <text:p>148.440455130472</text:p>
          </table:table-cell>
          <table:table-cell table:formula="of:=[.B16]-[.B15]" office:value-type="float" office:value="-0.965723724223381" calcext:value-type="float">
            <text:p>-0.965723724223381</text:p>
          </table:table-cell>
          <table:table-cell/>
          <table:table-cell table:formula="of:=[.B16]/[.C16]" office:value-type="float" office:value="-153.709028169361" calcext:value-type="float">
            <text:p>-154</text:p>
          </table:table-cell>
          <table:table-cell table:formula="of:=-([.$A$81]-[.A16])"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62397570" calcext:value-type="float">
            <text:p>62397570</text:p>
          </table:table-cell>
          <table:table-cell office:value-type="float" office:value="147.415645860787" calcext:value-type="float">
            <text:p>147.415645860787</text:p>
          </table:table-cell>
          <table:table-cell table:formula="of:=[.B17]-[.B16]" office:value-type="float" office:value="-1.02480926968451" calcext:value-type="float">
            <text:p>-1.02480926968451</text:p>
          </table:table-cell>
          <table:table-cell table:formula="of:=[.C17]-[.C16]" office:value-type="float" office:value="-0.0590855454611301" calcext:value-type="float">
            <text:p>-0.0590855454611301</text:p>
          </table:table-cell>
          <table:table-cell table:formula="of:=[.B17]/[.C17]" office:value-type="float" office:value="-143.846909099651" calcext:value-type="float">
            <text:p>-144</text:p>
          </table:table-cell>
          <table:table-cell table:formula="of:=-([.$A$81]-[.A17])"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float" office:value="62397571" calcext:value-type="float">
            <text:p>62397571</text:p>
          </table:table-cell>
          <table:table-cell office:value-type="float" office:value="146.332932755424" calcext:value-type="float">
            <text:p>146.332932755424</text:p>
          </table:table-cell>
          <table:table-cell table:formula="of:=[.B18]-[.B17]" office:value-type="float" office:value="-1.08271310536338" calcext:value-type="float">
            <text:p>-1.08271310536338</text:p>
          </table:table-cell>
          <table:table-cell table:formula="of:=[.C18]-[.C17]" office:value-type="float" office:value="-0.0579038356788715" calcext:value-type="float">
            <text:p>-0.0579038356788715</text:p>
          </table:table-cell>
          <table:table-cell table:formula="of:=[.B18]/[.C18]" office:value-type="float" office:value="-135.153931388234" calcext:value-type="float">
            <text:p>-135</text:p>
          </table:table-cell>
          <table:table-cell table:formula="of:=-([.$A$81]-[.A18])" office:value-type="float" office:value="-63" calcext:value-type="float">
            <text:p>-63</text:p>
          </table:table-cell>
          <table:table-cell table:formula="of:=[.D18]-[.D17]" office:value-type="float" office:value="0.00118170978225862" calcext:value-type="float">
            <text:p>0.00118170978225862</text:p>
          </table:table-cell>
        </table:table-row>
        <table:table-row table:style-name="ro1">
          <table:table-cell office:value-type="float" office:value="62397572" calcext:value-type="float">
            <text:p>62397572</text:p>
          </table:table-cell>
          <table:table-cell office:value-type="float" office:value="145.193473889991" calcext:value-type="float">
            <text:p>145.193473889991</text:p>
          </table:table-cell>
          <table:table-cell table:formula="of:=[.B19]-[.B18]" office:value-type="float" office:value="-1.13945886543308" calcext:value-type="float">
            <text:p>-1.13945886543308</text:p>
          </table:table-cell>
          <table:table-cell table:formula="of:=[.C19]-[.C18]" office:value-type="float" office:value="-0.0567457600697026" calcext:value-type="float">
            <text:p>-0.0567457600697026</text:p>
          </table:table-cell>
          <table:table-cell table:formula="of:=[.B19]/[.C19]" office:value-type="float" office:value="-127.423181559789" calcext:value-type="float">
            <text:p>-127</text:p>
          </table:table-cell>
          <table:table-cell table:formula="of:=-([.$A$81]-[.A19])" office:value-type="float" office:value="-62" calcext:value-type="float">
            <text:p>-62</text:p>
          </table:table-cell>
          <table:table-cell table:formula="of:=[.D19]-[.D18]" office:value-type="float" office:value="0.00115807560916892" calcext:value-type="float">
            <text:p>0.00115807560916892</text:p>
          </table:table-cell>
        </table:table-row>
        <table:table-row table:style-name="ro1">
          <table:table-cell office:value-type="float" office:value="62397573" calcext:value-type="float">
            <text:p>62397573</text:p>
          </table:table-cell>
          <table:table-cell office:value-type="float" office:value="143.998404178607" calcext:value-type="float">
            <text:p>143.998404178607</text:p>
          </table:table-cell>
          <table:table-cell table:formula="of:=[.B20]-[.B19]" office:value-type="float" office:value="-1.19506971138378" calcext:value-type="float">
            <text:p>-1.19506971138378</text:p>
          </table:table-cell>
          <table:table-cell table:formula="of:=[.C20]-[.C19]" office:value-type="float" office:value="-0.0556108459506959" calcext:value-type="float">
            <text:p>-0.0556108459506959</text:p>
          </table:table-cell>
          <table:table-cell table:formula="of:=[.B20]/[.C20]" office:value-type="float" office:value="-120.493727526464" calcext:value-type="float">
            <text:p>-120</text:p>
          </table:table-cell>
          <table:table-cell table:formula="of:=-([.$A$81]-[.A20])" office:value-type="float" office:value="-61" calcext:value-type="float">
            <text:p>-61</text:p>
          </table:table-cell>
          <table:table-cell table:formula="of:=[.D20]-[.D19]" office:value-type="float" office:value="0.00113491411900668" calcext:value-type="float">
            <text:p>0.00113491411900668</text:p>
          </table:table-cell>
        </table:table-row>
        <table:table-row table:style-name="ro1">
          <table:table-cell office:value-type="float" office:value="62397574" calcext:value-type="float">
            <text:p>62397574</text:p>
          </table:table-cell>
          <table:table-cell office:value-type="float" office:value="142.748835837131" calcext:value-type="float">
            <text:p>142.748835837131</text:p>
          </table:table-cell>
          <table:table-cell table:formula="of:=[.B21]-[.B20]" office:value-type="float" office:value="-1.24956834147611" calcext:value-type="float">
            <text:p>-1.24956834147611</text:p>
          </table:table-cell>
          <table:table-cell table:formula="of:=[.C21]-[.C20]" office:value-type="float" office:value="-0.0544986300923256" calcext:value-type="float">
            <text:p>-0.0544986300923256</text:p>
          </table:table-cell>
          <table:table-cell table:formula="of:=[.B21]/[.C21]" office:value-type="float" office:value="-114.238518293848" calcext:value-type="float">
            <text:p>-114</text:p>
          </table:table-cell>
          <table:table-cell table:formula="of:=-([.$A$81]-[.A21])" office:value-type="float" office:value="-60" calcext:value-type="float">
            <text:p>-60</text:p>
          </table:table-cell>
          <table:table-cell table:formula="of:=[.D21]-[.D20]" office:value-type="float" office:value="0.00111221585837029" calcext:value-type="float">
            <text:p>0.00111221585837029</text:p>
          </table:table-cell>
        </table:table-row>
        <table:table-row table:style-name="ro1">
          <table:table-cell office:value-type="float" office:value="62397575" calcext:value-type="float">
            <text:p>62397575</text:p>
          </table:table-cell>
          <table:table-cell office:value-type="float" office:value="141.445858837125" calcext:value-type="float">
            <text:p>141.445858837125</text:p>
          </table:table-cell>
          <table:table-cell table:formula="of:=[.B22]-[.B21]" office:value-type="float" office:value="-1.30297700000611" calcext:value-type="float">
            <text:p>-1.30297700000611</text:p>
          </table:table-cell>
          <table:table-cell table:formula="of:=[.C22]-[.C21]" office:value-type="float" office:value="-0.0534086585300031" calcext:value-type="float">
            <text:p>-0.0534086585300031</text:p>
          </table:table-cell>
          <table:table-cell table:formula="of:=[.B22]/[.C22]" office:value-type="float" office:value="-108.55591375478" calcext:value-type="float">
            <text:p>-109</text:p>
          </table:table-cell>
          <table:table-cell table:formula="of:=-([.$A$81]-[.A22])" office:value-type="float" office:value="-59" calcext:value-type="float">
            <text:p>-59</text:p>
          </table:table-cell>
          <table:table-cell table:formula="of:=[.D22]-[.D21]" office:value-type="float" office:value="0.00108997156232249" calcext:value-type="float">
            <text:p>0.00108997156232249</text:p>
          </table:table-cell>
        </table:table-row>
        <table:table-row table:style-name="ro1">
          <table:table-cell office:value-type="float" office:value="62397576" calcext:value-type="float">
            <text:p>62397576</text:p>
          </table:table-cell>
          <table:table-cell office:value-type="float" office:value="140.090541350741" calcext:value-type="float">
            <text:p>140.090541350741</text:p>
          </table:table-cell>
          <table:table-cell table:formula="of:=[.B23]-[.B22]" office:value-type="float" office:value="-1.35531748638417" calcext:value-type="float">
            <text:p>-1.35531748638417</text:p>
          </table:table-cell>
          <table:table-cell table:formula="of:=[.C23]-[.C22]" office:value-type="float" office:value="-0.052340486378057" calcext:value-type="float">
            <text:p>-0.052340486378057</text:p>
          </table:table-cell>
          <table:table-cell table:formula="of:=[.B23]/[.C23]" office:value-type="float" office:value="-103.363634541812" calcext:value-type="float">
            <text:p>-103</text:p>
          </table:table-cell>
          <table:table-cell table:formula="of:=-([.$A$81]-[.A23])" office:value-type="float" office:value="-58" calcext:value-type="float">
            <text:p>-58</text:p>
          </table:table-cell>
          <table:table-cell table:formula="of:=[.D23]-[.D22]" office:value-type="float" office:value="0.0010681721519461" calcext:value-type="float">
            <text:p>0.0010681721519461</text:p>
          </table:table-cell>
        </table:table-row>
        <table:table-row table:style-name="ro1">
          <table:table-cell office:value-type="float" office:value="62397577" calcext:value-type="float">
            <text:p>62397577</text:p>
          </table:table-cell>
          <table:table-cell office:value-type="float" office:value="138.683930186708" calcext:value-type="float">
            <text:p>138.683930186708</text:p>
          </table:table-cell>
          <table:table-cell table:formula="of:=[.B24]-[.B23]" office:value-type="float" office:value="-1.406611164033" calcext:value-type="float">
            <text:p>-1.406611164033</text:p>
          </table:table-cell>
          <table:table-cell table:formula="of:=[.C24]-[.C23]" office:value-type="float" office:value="-0.0512936776488289" calcext:value-type="float">
            <text:p>-0.0512936776488289</text:p>
          </table:table-cell>
          <table:table-cell table:formula="of:=[.B24]/[.C24]" office:value-type="float" office:value="-98.594361919521" calcext:value-type="float">
            <text:p>-99</text:p>
          </table:table-cell>
          <table:table-cell table:formula="of:=-([.$A$81]-[.A24])" office:value-type="float" office:value="-57" calcext:value-type="float">
            <text:p>-57</text:p>
          </table:table-cell>
          <table:table-cell table:formula="of:=[.D24]-[.D23]" office:value-type="float" office:value="0.00104680872922813" calcext:value-type="float">
            <text:p>0.00104680872922813</text:p>
          </table:table-cell>
        </table:table-row>
        <table:table-row table:style-name="ro1">
          <table:table-cell office:value-type="float" office:value="62397578" calcext:value-type="float">
            <text:p>62397578</text:p>
          </table:table-cell>
          <table:table-cell office:value-type="float" office:value="137.227051217601" calcext:value-type="float">
            <text:p>137.227051217601</text:p>
          </table:table-cell>
          <table:table-cell table:formula="of:=[.B25]-[.B24]" office:value-type="float" office:value="-1.45687896910718" calcext:value-type="float">
            <text:p>-1.45687896910718</text:p>
          </table:table-cell>
          <table:table-cell table:formula="of:=[.C25]-[.C24]" office:value-type="float" office:value="-0.0502678050741849" calcext:value-type="float">
            <text:p>-0.0502678050741849</text:p>
          </table:table-cell>
          <table:table-cell table:formula="of:=[.B25]/[.C25]" office:value-type="float" office:value="-94.1924855306942" calcext:value-type="float">
            <text:p>-94</text:p>
          </table:table-cell>
          <table:table-cell table:formula="of:=-([.$A$81]-[.A25])" office:value-type="float" office:value="-56" calcext:value-type="float">
            <text:p>-56</text:p>
          </table:table-cell>
          <table:table-cell table:formula="of:=[.D25]-[.D24]" office:value-type="float" office:value="0.00102587257464393" calcext:value-type="float">
            <text:p>0.00102587257464393</text:p>
          </table:table-cell>
        </table:table-row>
        <table:table-row table:style-name="ro1">
          <table:table-cell office:value-type="float" office:value="62397579" calcext:value-type="float">
            <text:p>62397579</text:p>
          </table:table-cell>
          <table:table-cell office:value-type="float" office:value="135.720909798562" calcext:value-type="float">
            <text:p>135.720909798562</text:p>
          </table:table-cell>
          <table:table-cell table:formula="of:=[.B26]-[.B25]" office:value-type="float" office:value="-1.5061414190387" calcext:value-type="float">
            <text:p>-1.5061414190387</text:p>
          </table:table-cell>
          <table:table-cell table:formula="of:=[.C26]-[.C25]" office:value-type="float" office:value="-0.0492624499315184" calcext:value-type="float">
            <text:p>-0.0492624499315184</text:p>
          </table:table-cell>
          <table:table-cell table:formula="of:=[.B26]/[.C26]" office:value-type="float" office:value="-90.1116642056006" calcext:value-type="float">
            <text:p>-90</text:p>
          </table:table-cell>
          <table:table-cell table:formula="of:=-([.$A$81]-[.A26])" office:value-type="float" office:value="-55" calcext:value-type="float">
            <text:p>-55</text:p>
          </table:table-cell>
          <table:table-cell table:formula="of:=[.D26]-[.D25]" office:value-type="float" office:value="0.00100535514266653" calcext:value-type="float">
            <text:p>0.00100535514266653</text:p>
          </table:table-cell>
        </table:table-row>
        <table:table-row table:style-name="ro1">
          <table:table-cell office:value-type="float" office:value="62397580" calcext:value-type="float">
            <text:p>62397580</text:p>
          </table:table-cell>
          <table:table-cell office:value-type="float" office:value="134.166491177651" calcext:value-type="float">
            <text:p>134.166491177651</text:p>
          </table:table-cell>
          <table:table-cell table:formula="of:=[.B27]-[.B26]" office:value-type="float" office:value="-1.55441862091115" calcext:value-type="float">
            <text:p>-1.55441862091115</text:p>
          </table:table-cell>
          <table:table-cell table:formula="of:=[.C27]-[.C26]" office:value-type="float" office:value="-0.0482772018724518" calcext:value-type="float">
            <text:p>-0.0482772018724518</text:p>
          </table:table-cell>
          <table:table-cell table:formula="of:=[.B27]/[.C27]" office:value-type="float" office:value="-86.3129721767015" calcext:value-type="float">
            <text:p>-86</text:p>
          </table:table-cell>
          <table:table-cell table:formula="of:=-([.$A$81]-[.A27])" office:value-type="float" office:value="-54" calcext:value-type="float">
            <text:p>-54</text:p>
          </table:table-cell>
          <table:table-cell table:formula="of:=[.D27]-[.D26]" office:value-type="float" office:value="0.000985248059066635" calcext:value-type="float">
            <text:p>0.000985248059066635</text:p>
          </table:table-cell>
        </table:table-row>
        <table:table-row table:style-name="ro1">
          <table:table-cell office:value-type="float" office:value="62397581" calcext:value-type="float">
            <text:p>62397581</text:p>
          </table:table-cell>
          <table:table-cell office:value-type="float" office:value="132.564760897984" calcext:value-type="float">
            <text:p>132.564760897984</text:p>
          </table:table-cell>
          <table:table-cell table:formula="of:=[.B28]-[.B27]" office:value-type="float" office:value="-1.60173027966701" calcext:value-type="float">
            <text:p>-1.60173027966701</text:p>
          </table:table-cell>
          <table:table-cell table:formula="of:=[.C28]-[.C27]" office:value-type="float" office:value="-0.0473116587558593" calcext:value-type="float">
            <text:p>-0.0473116587558593</text:p>
          </table:table-cell>
          <table:table-cell table:formula="of:=[.B28]/[.C28]" office:value-type="float" office:value="-82.7634730895786" calcext:value-type="float">
            <text:p>-83</text:p>
          </table:table-cell>
          <table:table-cell table:formula="of:=-([.$A$81]-[.A28])" office:value-type="float" office:value="-53" calcext:value-type="float">
            <text:p>-53</text:p>
          </table:table-cell>
          <table:table-cell table:formula="of:=[.D28]-[.D27]" office:value-type="float" office:value="0.000965543116592471" calcext:value-type="float">
            <text:p>0.000965543116592471</text:p>
          </table:table-cell>
        </table:table-row>
        <table:table-row table:style-name="ro1">
          <table:table-cell office:value-type="float" office:value="62397582" calcext:value-type="float">
            <text:p>62397582</text:p>
          </table:table-cell>
          <table:table-cell office:value-type="float" office:value="130.916665191834" calcext:value-type="float">
            <text:p>130.916665191834</text:p>
          </table:table-cell>
          <table:table-cell table:formula="of:=[.B29]-[.B28]" office:value-type="float" office:value="-1.64809570615012" calcext:value-type="float">
            <text:p>-1.64809570615012</text:p>
          </table:table-cell>
          <table:table-cell table:formula="of:=[.C29]-[.C28]" office:value-type="float" office:value="-0.0463654264831064" calcext:value-type="float">
            <text:p>-0.0463654264831064</text:p>
          </table:table-cell>
          <table:table-cell table:formula="of:=[.B29]/[.C29]" office:value-type="float" office:value="-79.4351108999912" calcext:value-type="float">
            <text:p>-79</text:p>
          </table:table-cell>
          <table:table-cell table:formula="of:=-([.$A$81]-[.A29])" office:value-type="float" office:value="-52" calcext:value-type="float">
            <text:p>-52</text:p>
          </table:table-cell>
          <table:table-cell table:formula="of:=[.D29]-[.D28]" office:value-type="float" office:value="0.000946232272752923" calcext:value-type="float">
            <text:p>0.000946232272752923</text:p>
          </table:table-cell>
        </table:table-row>
        <table:table-row table:style-name="ro1">
          <table:table-cell office:value-type="float" office:value="62397583" calcext:value-type="float">
            <text:p>62397583</text:p>
          </table:table-cell>
          <table:table-cell office:value-type="float" office:value="129.223131366846" calcext:value-type="float">
            <text:p>129.223131366846</text:p>
          </table:table-cell>
          <table:table-cell table:formula="of:=[.B30]-[.B29]" office:value-type="float" office:value="-1.69353382498792" calcext:value-type="float">
            <text:p>-1.69353382498792</text:p>
          </table:table-cell>
          <table:table-cell table:formula="of:=[.C30]-[.C29]" office:value-type="float" office:value="-0.0454381188378079" calcext:value-type="float">
            <text:p>-0.0454381188378079</text:p>
          </table:table-cell>
          <table:table-cell table:formula="of:=[.B30]/[.C30]" office:value-type="float" office:value="-76.3038384354486" calcext:value-type="float">
            <text:p>-76</text:p>
          </table:table-cell>
          <table:table-cell table:formula="of:=-([.$A$81]-[.A30])" office:value-type="float" office:value="-51" calcext:value-type="float">
            <text:p>-51</text:p>
          </table:table-cell>
          <table:table-cell table:formula="of:=[.D30]-[.D29]" office:value-type="float" office:value="0.00092730764529847" calcext:value-type="float">
            <text:p>0.00092730764529847</text:p>
          </table:table-cell>
        </table:table-row>
        <table:table-row table:style-name="ro1">
          <table:table-cell office:value-type="float" office:value="62397584" calcext:value-type="float">
            <text:p>62397584</text:p>
          </table:table-cell>
          <table:table-cell office:value-type="float" office:value="127.48506818453" calcext:value-type="float">
            <text:p>127.48506818453</text:p>
          </table:table-cell>
          <table:table-cell table:formula="of:=[.B31]-[.B30]" office:value-type="float" office:value="-1.73806318231564" calcext:value-type="float">
            <text:p>-1.73806318231564</text:p>
          </table:table-cell>
          <table:table-cell table:formula="of:=[.C31]-[.C30]" office:value-type="float" office:value="-0.0445293573277183" calcext:value-type="float">
            <text:p>-0.0445293573277183</text:p>
          </table:table-cell>
          <table:table-cell table:formula="of:=[.B31]/[.C31]" office:value-type="float" office:value="-73.3489262540389" calcext:value-type="float">
            <text:p>-73</text:p>
          </table:table-cell>
          <table:table-cell table:formula="of:=-([.$A$81]-[.A31])" office:value-type="float" office:value="-50" calcext:value-type="float">
            <text:p>-50</text:p>
          </table:table-cell>
          <table:table-cell table:formula="of:=[.D31]-[.D30]" office:value-type="float" office:value="0.000908761510089562" calcext:value-type="float">
            <text:p>0.000908761510089562</text:p>
          </table:table-cell>
        </table:table-row>
        <table:table-row table:style-name="ro1">
          <table:table-cell office:value-type="float" office:value="62397585" calcext:value-type="float">
            <text:p>62397585</text:p>
          </table:table-cell>
          <table:table-cell office:value-type="float" office:value="125.703366231184" calcext:value-type="float">
            <text:p>125.703366231184</text:p>
          </table:table-cell>
          <table:table-cell table:formula="of:=[.B32]-[.B31]" office:value-type="float" office:value="-1.78170195334613" calcext:value-type="float">
            <text:p>-1.78170195334613</text:p>
          </table:table-cell>
          <table:table-cell table:formula="of:=[.C32]-[.C31]" office:value-type="float" office:value="-0.0436387710304871" calcext:value-type="float">
            <text:p>-0.0436387710304871</text:p>
          </table:table-cell>
          <table:table-cell table:formula="of:=[.B32]/[.C32]" office:value-type="float" office:value="-70.5524097311038" calcext:value-type="float">
            <text:p>-71</text:p>
          </table:table-cell>
          <table:table-cell table:formula="of:=-([.$A$81]-[.A32])" office:value-type="float" office:value="-49" calcext:value-type="float">
            <text:p>-49</text:p>
          </table:table-cell>
          <table:table-cell table:formula="of:=[.D32]-[.D31]" office:value-type="float" office:value="0.000890586297231266" calcext:value-type="float">
            <text:p>0.000890586297231266</text:p>
          </table:table-cell>
        </table:table-row>
        <table:table-row table:style-name="ro1">
          <table:table-cell office:value-type="float" office:value="62397586" calcext:value-type="float">
            <text:p>62397586</text:p>
          </table:table-cell>
          <table:table-cell office:value-type="float" office:value="123.878898281396" calcext:value-type="float">
            <text:p>123.878898281396</text:p>
          </table:table-cell>
          <table:table-cell table:formula="of:=[.B33]-[.B32]" office:value-type="float" office:value="-1.82446794978836" calcext:value-type="float">
            <text:p>-1.82446794978836</text:p>
          </table:table-cell>
          <table:table-cell table:formula="of:=[.C33]-[.C32]" office:value-type="float" office:value="-0.0427659964422276" calcext:value-type="float">
            <text:p>-0.0427659964422276</text:p>
          </table:table-cell>
          <table:table-cell table:formula="of:=[.B33]/[.C33]" office:value-type="float" office:value="-67.898643161019" calcext:value-type="float">
            <text:p>-68</text:p>
          </table:table-cell>
          <table:table-cell table:formula="of:=-([.$A$81]-[.A33])" office:value-type="float" office:value="-48" calcext:value-type="float">
            <text:p>-48</text:p>
          </table:table-cell>
          <table:table-cell table:formula="of:=[.D33]-[.D32]" office:value-type="float" office:value="0.000872774588259517" calcext:value-type="float">
            <text:p>0.000872774588259517</text:p>
          </table:table-cell>
        </table:table-row>
        <table:table-row table:style-name="ro1">
          <table:table-cell office:value-type="float" office:value="62397587" calcext:value-type="float">
            <text:p>62397587</text:p>
          </table:table-cell>
          <table:table-cell office:value-type="float" office:value="122.012519654278" calcext:value-type="float">
            <text:p>122.012519654278</text:p>
          </table:table-cell>
          <table:table-cell table:formula="of:=[.B34]-[.B33]" office:value-type="float" office:value="-1.86637862711743" calcext:value-type="float">
            <text:p>-1.86637862711743</text:p>
          </table:table-cell>
          <table:table-cell table:formula="of:=[.C34]-[.C33]" office:value-type="float" office:value="-0.0419106773290707" calcext:value-type="float">
            <text:p>-0.0419106773290707</text:p>
          </table:table-cell>
          <table:table-cell table:formula="of:=[.B34]/[.C34]" office:value-type="float" office:value="-65.3739374645129" calcext:value-type="float">
            <text:p>-65</text:p>
          </table:table-cell>
          <table:table-cell table:formula="of:=-([.$A$81]-[.A34])" office:value-type="float" office:value="-47" calcext:value-type="float">
            <text:p>-47</text:p>
          </table:table-cell>
          <table:table-cell table:formula="of:=[.D34]-[.D33]" office:value-type="float" office:value="0.000855319113156838" calcext:value-type="float">
            <text:p>0.000855319113156838</text:p>
          </table:table-cell>
        </table:table-row>
        <table:table-row table:style-name="ro1">
          <table:table-cell office:value-type="float" office:value="62397588" calcext:value-type="float">
            <text:p>62397588</text:p>
          </table:table-cell>
          <table:table-cell office:value-type="float" office:value="120.105068562579" calcext:value-type="float">
            <text:p>120.105068562579</text:p>
          </table:table-cell>
          <table:table-cell table:formula="of:=[.B35]-[.B34]" office:value-type="float" office:value="-1.90745109169931" calcext:value-type="float">
            <text:p>-1.90745109169931</text:p>
          </table:table-cell>
          <table:table-cell table:formula="of:=[.C35]-[.C34]" office:value-type="float" office:value="-0.0410724645818874" calcext:value-type="float">
            <text:p>-0.0410724645818874</text:p>
          </table:table-cell>
          <table:table-cell table:formula="of:=[.B35]/[.C35]" office:value-type="float" office:value="-62.9662637669936" calcext:value-type="float">
            <text:p>-63</text:p>
          </table:table-cell>
          <table:table-cell table:formula="of:=-([.$A$81]-[.A35])" office:value-type="float" office:value="-46" calcext:value-type="float">
            <text:p>-46</text:p>
          </table:table-cell>
          <table:table-cell table:formula="of:=[.D35]-[.D34]" office:value-type="float" office:value="0.00083821274718332" calcext:value-type="float">
            <text:p>0.00083821274718332</text:p>
          </table:table-cell>
        </table:table-row>
        <table:table-row table:style-name="ro1">
          <table:table-cell office:value-type="float" office:value="62397589" calcext:value-type="float">
            <text:p>62397589</text:p>
          </table:table-cell>
          <table:table-cell office:value-type="float" office:value="118.157366454806" calcext:value-type="float">
            <text:p>118.157366454806</text:p>
          </table:table-cell>
          <table:table-cell table:formula="of:=[.B36]-[.B35]" office:value-type="float" office:value="-1.94770210777294" calcext:value-type="float">
            <text:p>-1.94770210777294</text:p>
          </table:table-cell>
          <table:table-cell table:formula="of:=[.C36]-[.C35]" office:value-type="float" office:value="-0.0402510160736256" calcext:value-type="float">
            <text:p>-0.0402510160736256</text:p>
          </table:table-cell>
          <table:table-cell table:formula="of:=[.B36]/[.C36]" office:value-type="float" office:value="-60.6650092862047" calcext:value-type="float">
            <text:p>-61</text:p>
          </table:table-cell>
          <table:table-cell table:formula="of:=-([.$A$81]-[.A36])" office:value-type="float" office:value="-45" calcext:value-type="float">
            <text:p>-45</text:p>
          </table:table-cell>
          <table:table-cell table:formula="of:=[.D36]-[.D35]" office:value-type="float" office:value="0.000821448508261824" calcext:value-type="float">
            <text:p>0.000821448508261824</text:p>
          </table:table-cell>
        </table:table-row>
        <table:table-row table:style-name="ro1">
          <table:table-cell office:value-type="float" office:value="62397590" calcext:value-type="float">
            <text:p>62397590</text:p>
          </table:table-cell>
          <table:table-cell office:value-type="float" office:value="116.170218350513" calcext:value-type="float">
            <text:p>116.170218350513</text:p>
          </table:table-cell>
          <table:table-cell table:formula="of:=[.B37]-[.B36]" office:value-type="float" office:value="-1.98714810429283" calcext:value-type="float">
            <text:p>-1.98714810429283</text:p>
          </table:table-cell>
          <table:table-cell table:formula="of:=[.C37]-[.C36]" office:value-type="float" office:value="-0.0394459965198877" calcext:value-type="float">
            <text:p>-0.0394459965198877</text:p>
          </table:table-cell>
          <table:table-cell table:formula="of:=[.B37]/[.C37]" office:value-type="float" office:value="-58.4607750673194" calcext:value-type="float">
            <text:p>-58</text:p>
          </table:table-cell>
          <table:table-cell table:formula="of:=-([.$A$81]-[.A37])" office:value-type="float" office:value="-44" calcext:value-type="float">
            <text:p>-44</text:p>
          </table:table-cell>
          <table:table-cell table:formula="of:=[.D37]-[.D36]" office:value-type="float" office:value="0.000805019553737907" calcext:value-type="float">
            <text:p>0.000805019553737907</text:p>
          </table:table-cell>
        </table:table-row>
        <table:table-row table:style-name="ro1">
          <table:table-cell office:value-type="float" office:value="62397591" calcext:value-type="float">
            <text:p>62397591</text:p>
          </table:table-cell>
          <table:table-cell office:value-type="float" office:value="114.144413168878" calcext:value-type="float">
            <text:p>114.144413168878</text:p>
          </table:table-cell>
          <table:table-cell table:formula="of:=[.B38]-[.B37]" office:value-type="float" office:value="-2.0258051816347" calcext:value-type="float">
            <text:p>-2.0258051816347</text:p>
          </table:table-cell>
          <table:table-cell table:formula="of:=[.C38]-[.C37]" office:value-type="float" office:value="-0.0386570773418669" calcext:value-type="float">
            <text:p>-0.0386570773418669</text:p>
          </table:table-cell>
          <table:table-cell table:formula="of:=[.B38]/[.C38]" office:value-type="float" office:value="-56.3452074284711" calcext:value-type="float">
            <text:p>-56</text:p>
          </table:table-cell>
          <table:table-cell table:formula="of:=-([.$A$81]-[.A38])" office:value-type="float" office:value="-43" calcext:value-type="float">
            <text:p>-43</text:p>
          </table:table-cell>
          <table:table-cell table:formula="of:=[.D38]-[.D37]" office:value-type="float" office:value="0.000788919178020819" calcext:value-type="float">
            <text:p>0.000788919178020819</text:p>
          </table:table-cell>
        </table:table-row>
        <table:table-row table:style-name="ro1">
          <table:table-cell office:value-type="float" office:value="62397592" calcext:value-type="float">
            <text:p>62397592</text:p>
          </table:table-cell>
          <table:table-cell office:value-type="float" office:value="112.080724050711" calcext:value-type="float">
            <text:p>112.080724050711</text:p>
          </table:table-cell>
          <table:table-cell table:formula="of:=[.B39]-[.B38]" office:value-type="float" office:value="-2.06368911816705" calcext:value-type="float">
            <text:p>-2.06368911816705</text:p>
          </table:table-cell>
          <table:table-cell table:formula="of:=[.C39]-[.C38]" office:value-type="float" office:value="-0.0378839365323529" calcext:value-type="float">
            <text:p>-0.0378839365323529</text:p>
          </table:table-cell>
          <table:table-cell table:formula="of:=[.B39]/[.C39]" office:value-type="float" office:value="-54.3108567390521" calcext:value-type="float">
            <text:p>-54</text:p>
          </table:table-cell>
          <table:table-cell table:formula="of:=-([.$A$81]-[.A39])" office:value-type="float" office:value="-42" calcext:value-type="float">
            <text:p>-42</text:p>
          </table:table-cell>
          <table:table-cell table:formula="of:=[.D39]-[.D38]" office:value-type="float" office:value="0.000773140809513961" calcext:value-type="float">
            <text:p>0.000773140809513961</text:p>
          </table:table-cell>
        </table:table-row>
        <table:table-row table:style-name="ro1">
          <table:table-cell office:value-type="float" office:value="62397593" calcext:value-type="float">
            <text:p>62397593</text:p>
          </table:table-cell>
          <table:table-cell office:value-type="float" office:value="109.97990867402" calcext:value-type="float">
            <text:p>109.97990867402</text:p>
          </table:table-cell>
          <table:table-cell table:formula="of:=[.B40]-[.B39]" office:value-type="float" office:value="-2.10081537669133" calcext:value-type="float">
            <text:p>-2.10081537669133</text:p>
          </table:table-cell>
          <table:table-cell table:formula="of:=[.C40]-[.C39]" office:value-type="float" office:value="-0.0371262585242818" calcext:value-type="float">
            <text:p>-0.0371262585242818</text:p>
          </table:table-cell>
          <table:table-cell table:formula="of:=[.B40]/[.C40]" office:value-type="float" office:value="-52.3510584957886" calcext:value-type="float">
            <text:p>-52</text:p>
          </table:table-cell>
          <table:table-cell table:formula="of:=-([.$A$81]-[.A40])" office:value-type="float" office:value="-41" calcext:value-type="float">
            <text:p>-41</text:p>
          </table:table-cell>
          <table:table-cell table:formula="of:=[.D40]-[.D39]" office:value-type="float" office:value="0.000757678008071139" calcext:value-type="float">
            <text:p>0.000757678008071139</text:p>
          </table:table-cell>
        </table:table-row>
        <table:table-row table:style-name="ro1">
          <table:table-cell office:value-type="float" office:value="62397594" calcext:value-type="float">
            <text:p>62397594</text:p>
          </table:table-cell>
          <table:table-cell office:value-type="float" office:value="107.842709563267" calcext:value-type="float">
            <text:p>107.842709563267</text:p>
          </table:table-cell>
          <table:table-cell table:formula="of:=[.B41]-[.B40]" office:value-type="float" office:value="-2.13719911075326" calcext:value-type="float">
            <text:p>-2.13719911075326</text:p>
          </table:table-cell>
          <table:table-cell table:formula="of:=[.C41]-[.C40]" office:value-type="float" office:value="-0.0363837340619284" calcext:value-type="float">
            <text:p>-0.0363837340619284</text:p>
          </table:table-cell>
          <table:table-cell table:formula="of:=[.B41]/[.C41]" office:value-type="float" office:value="-50.4598326944173" calcext:value-type="float">
            <text:p>-50</text:p>
          </table:table-cell>
          <table:table-cell table:formula="of:=-([.$A$81]-[.A41])" office:value-type="float" office:value="-40" calcext:value-type="float">
            <text:p>-40</text:p>
          </table:table-cell>
          <table:table-cell table:formula="of:=[.D41]-[.D40]" office:value-type="float" office:value="0.000742524462353345" calcext:value-type="float">
            <text:p>0.000742524462353345</text:p>
          </table:table-cell>
        </table:table-row>
        <table:table-row table:style-name="ro1">
          <table:table-cell office:value-type="float" office:value="62397595" calcext:value-type="float">
            <text:p>62397595</text:p>
          </table:table-cell>
          <table:table-cell office:value-type="float" office:value="105.669854392439" calcext:value-type="float">
            <text:p>105.669854392439</text:p>
          </table:table-cell>
          <table:table-cell table:formula="of:=[.B42]-[.B41]" office:value-type="float" office:value="-2.17285517082792" calcext:value-type="float">
            <text:p>-2.17285517082792</text:p>
          </table:table-cell>
          <table:table-cell table:formula="of:=[.C42]-[.C41]" office:value-type="float" office:value="-0.0356560600746576" calcext:value-type="float">
            <text:p>-0.0356560600746576</text:p>
          </table:table-cell>
          <table:table-cell table:formula="of:=[.B42]/[.C42]" office:value-type="float" office:value="-48.6317982952246" calcext:value-type="float">
            <text:p>-49</text:p>
          </table:table-cell>
          <table:table-cell table:formula="of:=-([.$A$81]-[.A42])" office:value-type="float" office:value="-39" calcext:value-type="float">
            <text:p>-39</text:p>
          </table:table-cell>
          <table:table-cell table:formula="of:=[.D42]-[.D41]" office:value-type="float" office:value="0.000727673987270805" calcext:value-type="float">
            <text:p>0.000727673987270805</text:p>
          </table:table-cell>
        </table:table-row>
        <table:table-row table:style-name="ro1">
          <table:table-cell office:value-type="float" office:value="62397596" calcext:value-type="float">
            <text:p>62397596</text:p>
          </table:table-cell>
          <table:table-cell office:value-type="float" office:value="103.462056282058" calcext:value-type="float">
            <text:p>103.462056282058</text:p>
          </table:table-cell>
          <table:table-cell table:formula="of:=[.B43]-[.B42]" office:value-type="float" office:value="-2.20779811038116" calcext:value-type="float">
            <text:p>-2.20779811038116</text:p>
          </table:table-cell>
          <table:table-cell table:formula="of:=[.C43]-[.C42]" office:value-type="float" office:value="-0.0349429395532468" calcext:value-type="float">
            <text:p>-0.0349429395532468</text:p>
          </table:table-cell>
          <table:table-cell table:formula="of:=[.B43]/[.C43]" office:value-type="float" office:value="-46.8621002054376" calcext:value-type="float">
            <text:p>-47</text:p>
          </table:table-cell>
          <table:table-cell table:formula="of:=-([.$A$81]-[.A43])" office:value-type="float" office:value="-38" calcext:value-type="float">
            <text:p>-38</text:p>
          </table:table-cell>
          <table:table-cell table:formula="of:=[.D43]-[.D42]" office:value-type="float" office:value="0.000713120521410815" calcext:value-type="float">
            <text:p>0.000713120521410815</text:p>
          </table:table-cell>
        </table:table-row>
        <table:table-row table:style-name="ro1">
          <table:table-cell office:value-type="float" office:value="62397597" calcext:value-type="float">
            <text:p>62397597</text:p>
          </table:table-cell>
          <table:table-cell office:value-type="float" office:value="101.220014090248" calcext:value-type="float">
            <text:p>101.220014090248</text:p>
          </table:table-cell>
          <table:table-cell table:formula="of:=[.B44]-[.B43]" office:value-type="float" office:value="-2.24204219180982" calcext:value-type="float">
            <text:p>-2.24204219180982</text:p>
          </table:table-cell>
          <table:table-cell table:formula="of:=[.C44]-[.C43]" office:value-type="float" office:value="-0.0342440814286533" calcext:value-type="float">
            <text:p>-0.0342440814286533</text:p>
          </table:table-cell>
          <table:table-cell table:formula="of:=[.B44]/[.C44]" office:value-type="float" office:value="-45.1463466923169" calcext:value-type="float">
            <text:p>-45</text:p>
          </table:table-cell>
          <table:table-cell table:formula="of:=-([.$A$81]-[.A44])" office:value-type="float" office:value="-37" calcext:value-type="float">
            <text:p>-37</text:p>
          </table:table-cell>
          <table:table-cell table:formula="of:=[.D44]-[.D43]" office:value-type="float" office:value="0.000698858124593471" calcext:value-type="float">
            <text:p>0.000698858124593471</text:p>
          </table:table-cell>
        </table:table-row>
        <table:table-row table:style-name="ro1">
          <table:table-cell office:value-type="float" office:value="62397598" calcext:value-type="float">
            <text:p>62397598</text:p>
          </table:table-cell>
          <table:table-cell office:value-type="float" office:value="98.9444126979848" calcext:value-type="float">
            <text:p>98.9444126979848</text:p>
          </table:table-cell>
          <table:table-cell table:formula="of:=[.B45]-[.B44]" office:value-type="float" office:value="-2.27560139226307" calcext:value-type="float">
            <text:p>-2.27560139226307</text:p>
          </table:table-cell>
          <table:table-cell table:formula="of:=[.C45]-[.C44]" office:value-type="float" office:value="-0.0335592004532543" calcext:value-type="float">
            <text:p>-0.0335592004532543</text:p>
          </table:table-cell>
          <table:table-cell table:formula="of:=[.B45]/[.C45]" office:value-type="float" office:value="-43.4805555289212" calcext:value-type="float">
            <text:p>-43</text:p>
          </table:table-cell>
          <table:table-cell table:formula="of:=-([.$A$81]-[.A45])" office:value-type="float" office:value="-36" calcext:value-type="float">
            <text:p>-36</text:p>
          </table:table-cell>
          <table:table-cell table:formula="of:=[.D45]-[.D44]" office:value-type="float" office:value="0.000684880975398983" calcext:value-type="float">
            <text:p>0.000684880975398983</text:p>
          </table:table-cell>
        </table:table-row>
        <table:table-row table:style-name="ro1">
          <table:table-cell office:value-type="float" office:value="62397599" calcext:value-type="float">
            <text:p>62397599</text:p>
          </table:table-cell>
          <table:table-cell office:value-type="float" office:value="96.6359232886375" calcext:value-type="float">
            <text:p>96.6359232886375</text:p>
          </table:table-cell>
          <table:table-cell table:formula="of:=[.B46]-[.B45]" office:value-type="float" office:value="-2.30848940934733" calcext:value-type="float">
            <text:p>-2.30848940934733</text:p>
          </table:table-cell>
          <table:table-cell table:formula="of:=[.C46]-[.C45]" office:value-type="float" office:value="-0.0328880170842609" calcext:value-type="float">
            <text:p>-0.0328880170842609</text:p>
          </table:table-cell>
          <table:table-cell table:formula="of:=[.B46]/[.C46]" office:value-type="float" office:value="-41.861107483252" calcext:value-type="float">
            <text:p>-42</text:p>
          </table:table-cell>
          <table:table-cell table:formula="of:=-([.$A$81]-[.A46])" office:value-type="float" office:value="-35" calcext:value-type="float">
            <text:p>-35</text:p>
          </table:table-cell>
          <table:table-cell table:formula="of:=[.D46]-[.D45]" office:value-type="float" office:value="0.000671183368993411" calcext:value-type="float">
            <text:p>0.000671183368993411</text:p>
          </table:table-cell>
        </table:table-row>
        <table:table-row table:style-name="ro1">
          <table:table-cell office:value-type="float" office:value="62397600" calcext:value-type="float">
            <text:p>62397600</text:p>
          </table:table-cell>
          <table:table-cell office:value-type="float" office:value="94.2952036219203" calcext:value-type="float">
            <text:p>94.2952036219203</text:p>
          </table:table-cell>
          <table:table-cell table:formula="of:=[.B47]-[.B46]" office:value-type="float" office:value="-2.34071966671721" calcext:value-type="float">
            <text:p>-2.34071966671721</text:p>
          </table:table-cell>
          <table:table-cell table:formula="of:=[.C47]-[.C46]" office:value-type="float" office:value="-0.032230257369875" calcext:value-type="float">
            <text:p>-0.032230257369875</text:p>
          </table:table-cell>
          <table:table-cell table:formula="of:=[.B47]/[.C47]" office:value-type="float" office:value="-40.2847060084588" calcext:value-type="float">
            <text:p>-40</text:p>
          </table:table-cell>
          <table:table-cell table:formula="of:=-([.$A$81]-[.A47])" office:value-type="float" office:value="-34" calcext:value-type="float">
            <text:p>-34</text:p>
          </table:table-cell>
          <table:table-cell table:formula="of:=[.D47]-[.D46]" office:value-type="float" office:value="0.000657759714385975" calcext:value-type="float">
            <text:p>0.000657759714385975</text:p>
          </table:table-cell>
        </table:table-row>
        <table:table-row table:style-name="ro1">
          <table:table-cell office:value-type="float" office:value="62397601" calcext:value-type="float">
            <text:p>62397601</text:p>
          </table:table-cell>
          <table:table-cell office:value-type="float" office:value="91.9228983023659" calcext:value-type="float">
            <text:p>91.9228983023659</text:p>
          </table:table-cell>
          <table:table-cell table:formula="of:=[.B48]-[.B47]" office:value-type="float" office:value="-2.37230531955443" calcext:value-type="float">
            <text:p>-2.37230531955443</text:p>
          </table:table-cell>
          <table:table-cell table:formula="of:=[.C48]-[.C47]" office:value-type="float" office:value="-0.0315856528372223" calcext:value-type="float">
            <text:p>-0.0315856528372223</text:p>
          </table:table-cell>
          <table:table-cell table:formula="of:=[.B48]/[.C48]" office:value-type="float" office:value="-38.7483421904694" calcext:value-type="float">
            <text:p>-39</text:p>
          </table:table-cell>
          <table:table-cell table:formula="of:=-([.$A$81]-[.A48])" office:value-type="float" office:value="-33" calcext:value-type="float">
            <text:p>-33</text:p>
          </table:table-cell>
          <table:table-cell table:formula="of:=[.D48]-[.D47]" office:value-type="float" office:value="0.000644604532652693" calcext:value-type="float">
            <text:p>0.000644604532652693</text:p>
          </table:table-cell>
        </table:table-row>
        <table:table-row table:style-name="ro1">
          <table:table-cell office:value-type="float" office:value="62397602" calcext:value-type="float">
            <text:p>62397602</text:p>
          </table:table-cell>
          <table:table-cell office:value-type="float" office:value="89.5196390424285" calcext:value-type="float">
            <text:p>89.5196390424285</text:p>
          </table:table-cell>
          <table:table-cell table:formula="of:=[.B49]-[.B48]" office:value-type="float" office:value="-2.40325925993736" calcext:value-type="float">
            <text:p>-2.40325925993736</text:p>
          </table:table-cell>
          <table:table-cell table:formula="of:=[.C49]-[.C48]" office:value-type="float" office:value="-0.0309539403829291" calcext:value-type="float">
            <text:p>-0.0309539403829291</text:p>
          </table:table-cell>
          <table:table-cell table:formula="of:=[.B49]/[.C49]" office:value-type="float" office:value="-37.2492641700097" calcext:value-type="float">
            <text:p>-37</text:p>
          </table:table-cell>
          <table:table-cell table:formula="of:=-([.$A$81]-[.A49])" office:value-type="float" office:value="-32" calcext:value-type="float">
            <text:p>-32</text:p>
          </table:table-cell>
          <table:table-cell table:formula="of:=[.D49]-[.D48]" office:value-type="float" office:value="0.000631712454293165" calcext:value-type="float">
            <text:p>0.000631712454293165</text:p>
          </table:table-cell>
        </table:table-row>
        <table:table-row table:style-name="ro1">
          <table:table-cell office:value-type="float" office:value="62397603" calcext:value-type="float">
            <text:p>62397603</text:p>
          </table:table-cell>
          <table:table-cell office:value-type="float" office:value="87.0860449203255" calcext:value-type="float">
            <text:p>87.0860449203255</text:p>
          </table:table-cell>
          <table:table-cell table:formula="of:=[.B50]-[.B49]" office:value-type="float" office:value="-2.43359412210302" calcext:value-type="float">
            <text:p>-2.43359412210302</text:p>
          </table:table-cell>
          <table:table-cell table:formula="of:=[.C50]-[.C49]" office:value-type="float" office:value="-0.0303348621656596" calcext:value-type="float">
            <text:p>-0.0303348621656596</text:p>
          </table:table-cell>
          <table:table-cell table:formula="of:=[.B50]/[.C50]" office:value-type="float" office:value="-35.7849503864963" calcext:value-type="float">
            <text:p>-36</text:p>
          </table:table-cell>
          <table:table-cell table:formula="of:=-([.$A$81]-[.A50])" office:value-type="float" office:value="-31" calcext:value-type="float">
            <text:p>-31</text:p>
          </table:table-cell>
          <table:table-cell table:formula="of:=[.D50]-[.D49]" office:value-type="float" office:value="0.000619078217269475" calcext:value-type="float">
            <text:p>0.000619078217269475</text:p>
          </table:table-cell>
        </table:table-row>
        <table:table-row table:style-name="ro1">
          <table:table-cell office:value-type="float" office:value="62397604" calcext:value-type="float">
            <text:p>62397604</text:p>
          </table:table-cell>
          <table:table-cell office:value-type="float" office:value="84.6227226327215" calcext:value-type="float">
            <text:p>84.6227226327215</text:p>
          </table:table-cell>
          <table:table-cell table:formula="of:=[.B51]-[.B50]" office:value-type="float" office:value="-2.46332228760396" calcext:value-type="float">
            <text:p>-2.46332228760396</text:p>
          </table:table-cell>
          <table:table-cell table:formula="of:=[.C51]-[.C50]" office:value-type="float" office:value="-0.0297281655009414" calcext:value-type="float">
            <text:p>-0.0297281655009414</text:p>
          </table:table-cell>
          <table:table-cell table:formula="of:=[.B51]/[.C51]" office:value-type="float" office:value="-34.3530860978134" calcext:value-type="float">
            <text:p>-34</text:p>
          </table:table-cell>
          <table:table-cell table:formula="of:=-([.$A$81]-[.A51])" office:value-type="float" office:value="-30" calcext:value-type="float">
            <text:p>-30</text:p>
          </table:table-cell>
          <table:table-cell table:formula="of:=[.D51]-[.D50]" office:value-type="float" office:value="0.000606696664718243" calcext:value-type="float">
            <text:p>0.000606696664718243</text:p>
          </table:table-cell>
        </table:table-row>
        <table:table-row table:style-name="ro1">
          <table:table-cell office:value-type="float" office:value="62397605" calcext:value-type="float">
            <text:p>62397605</text:p>
          </table:table-cell>
          <table:table-cell office:value-type="float" office:value="82.1302667423596" calcext:value-type="float">
            <text:p>82.1302667423596</text:p>
          </table:table-cell>
          <table:table-cell table:formula="of:=[.B52]-[.B51]" office:value-type="float" office:value="-2.4924558903619" calcext:value-type="float">
            <text:p>-2.4924558903619</text:p>
          </table:table-cell>
          <table:table-cell table:formula="of:=[.C52]-[.C51]" office:value-type="float" office:value="-0.0291336027579376" calcext:value-type="float">
            <text:p>-0.0291336027579376</text:p>
          </table:table-cell>
          <table:table-cell table:formula="of:=[.B52]/[.C52]" office:value-type="float" office:value="-32.9515427173456" calcext:value-type="float">
            <text:p>-33</text:p>
          </table:table-cell>
          <table:table-cell table:formula="of:=-([.$A$81]-[.A52])" office:value-type="float" office:value="-29" calcext:value-type="float">
            <text:p>-29</text:p>
          </table:table-cell>
          <table:table-cell table:formula="of:=[.D52]-[.D51]" office:value-type="float" office:value="0.000594562743003735" calcext:value-type="float">
            <text:p>0.000594562743003735</text:p>
          </table:table-cell>
        </table:table-row>
        <table:table-row table:style-name="ro1">
          <table:table-cell office:value-type="float" office:value="62397606" calcext:value-type="float">
            <text:p>62397606</text:p>
          </table:table-cell>
          <table:table-cell office:value-type="float" office:value="79.6092599207393" calcext:value-type="float">
            <text:p>79.6092599207393</text:p>
          </table:table-cell>
          <table:table-cell table:formula="of:=[.B53]-[.B52]" office:value-type="float" office:value="-2.52100682162036" calcext:value-type="float">
            <text:p>-2.52100682162036</text:p>
          </table:table-cell>
          <table:table-cell table:formula="of:=[.C53]-[.C52]" office:value-type="float" office:value="-0.0285509312584651" calcext:value-type="float">
            <text:p>-0.0285509312584651</text:p>
          </table:table-cell>
          <table:table-cell table:formula="of:=[.B53]/[.C53]" office:value-type="float" office:value="-31.5783595815782" calcext:value-type="float">
            <text:p>-32</text:p>
          </table:table-cell>
          <table:table-cell table:formula="of:=-([.$A$81]-[.A53])" office:value-type="float" office:value="-28" calcext:value-type="float">
            <text:p>-28</text:p>
          </table:table-cell>
          <table:table-cell table:formula="of:=[.D53]-[.D52]" office:value-type="float" office:value="0.000582671499472554" calcext:value-type="float">
            <text:p>0.000582671499472554</text:p>
          </table:table-cell>
        </table:table-row>
        <table:table-row table:style-name="ro1">
          <table:table-cell office:value-type="float" office:value="62397607" calcext:value-type="float">
            <text:p>62397607</text:p>
          </table:table-cell>
          <table:table-cell office:value-type="float" office:value="77.0602731859411" calcext:value-type="float">
            <text:p>77.0602731859411</text:p>
          </table:table-cell>
          <table:table-cell table:formula="of:=[.B54]-[.B53]" office:value-type="float" office:value="-2.54898673479822" calcext:value-type="float">
            <text:p>-2.54898673479822</text:p>
          </table:table-cell>
          <table:table-cell table:formula="of:=[.C54]-[.C53]" office:value-type="float" office:value="-0.0279799131778589" calcext:value-type="float">
            <text:p>-0.0279799131778589</text:p>
          </table:table-cell>
          <table:table-cell table:formula="of:=[.B54]/[.C54]" office:value-type="float" office:value="-30.2317278210713" calcext:value-type="float">
            <text:p>-30</text:p>
          </table:table-cell>
          <table:table-cell table:formula="of:=-([.$A$81]-[.A54])" office:value-type="float" office:value="-27" calcext:value-type="float">
            <text:p>-27</text:p>
          </table:table-cell>
          <table:table-cell table:formula="of:=[.D54]-[.D53]" office:value-type="float" office:value="0.000571018080606223" calcext:value-type="float">
            <text:p>0.000571018080606223</text:p>
          </table:table-cell>
        </table:table-row>
        <table:table-row table:style-name="ro1">
          <table:table-cell office:value-type="float" office:value="62397608" calcext:value-type="float">
            <text:p>62397608</text:p>
          </table:table-cell>
          <table:table-cell office:value-type="float" office:value="74.4838661356949" calcext:value-type="float">
            <text:p>74.4838661356949</text:p>
          </table:table-cell>
          <table:table-cell table:formula="of:=[.B55]-[.B54]" office:value-type="float" office:value="-2.5764070502462" calcext:value-type="float">
            <text:p>-2.5764070502462</text:p>
          </table:table-cell>
          <table:table-cell table:formula="of:=[.C55]-[.C54]" office:value-type="float" office:value="-0.0274203154479835" calcext:value-type="float">
            <text:p>-0.0274203154479835</text:p>
          </table:table-cell>
          <table:table-cell table:formula="of:=[.B55]/[.C55]" office:value-type="float" office:value="-28.9099760569966" calcext:value-type="float">
            <text:p>-29</text:p>
          </table:table-cell>
          <table:table-cell table:formula="of:=-([.$A$81]-[.A55])" office:value-type="float" office:value="-26" calcext:value-type="float">
            <text:p>-26</text:p>
          </table:table-cell>
          <table:table-cell table:formula="of:=[.D55]-[.D54]" office:value-type="float" office:value="0.00055959772987535" calcext:value-type="float">
            <text:p>0.00055959772987535</text:p>
          </table:table-cell>
        </table:table-row>
        <table:table-row table:style-name="ro1">
          <table:table-cell office:value-type="float" office:value="62397609" calcext:value-type="float">
            <text:p>62397609</text:p>
          </table:table-cell>
          <table:table-cell office:value-type="float" office:value="71.8805871757866" calcext:value-type="float">
            <text:p>71.8805871757866</text:p>
          </table:table-cell>
          <table:table-cell table:formula="of:=[.B56]-[.B55]" office:value-type="float" office:value="-2.60327895990822" calcext:value-type="float">
            <text:p>-2.60327895990822</text:p>
          </table:table-cell>
          <table:table-cell table:formula="of:=[.C56]-[.C55]" office:value-type="float" office:value="-0.0268719096620202" calcext:value-type="float">
            <text:p>-0.0268719096620202</text:p>
          </table:table-cell>
          <table:table-cell table:formula="of:=[.B56]/[.C56]" office:value-type="float" office:value="-27.611557686588" calcext:value-type="float">
            <text:p>-28</text:p>
          </table:table-cell>
          <table:table-cell table:formula="of:=-([.$A$81]-[.A56])" office:value-type="float" office:value="-25" calcext:value-type="float">
            <text:p>-25</text:p>
          </table:table-cell>
          <table:table-cell table:formula="of:=[.D56]-[.D55]" office:value-type="float" office:value="0.000548405785963269" calcext:value-type="float">
            <text:p>0.000548405785963269</text:p>
          </table:table-cell>
        </table:table-row>
        <table:table-row table:style-name="ro1">
          <table:table-cell office:value-type="float" office:value="62397610" calcext:value-type="float">
            <text:p>62397610</text:p>
          </table:table-cell>
          <table:table-cell office:value-type="float" office:value="69.2509737438971" calcext:value-type="float">
            <text:p>69.2509737438971</text:p>
          </table:table-cell>
          <table:table-cell table:formula="of:=[.B57]-[.B56]" office:value-type="float" office:value="-2.62961343188954" calcext:value-type="float">
            <text:p>-2.62961343188954</text:p>
          </table:table-cell>
          <table:table-cell table:formula="of:=[.C57]-[.C56]" office:value-type="float" office:value="-0.0263344719813148" calcext:value-type="float">
            <text:p>-0.0263344719813148</text:p>
          </table:table-cell>
          <table:table-cell table:formula="of:=[.B57]/[.C57]" office:value-type="float" office:value="-26.3350395552764" calcext:value-type="float">
            <text:p>-26</text:p>
          </table:table-cell>
          <table:table-cell table:formula="of:=-([.$A$81]-[.A57])" office:value-type="float" office:value="-24" calcext:value-type="float">
            <text:p>-24</text:p>
          </table:table-cell>
          <table:table-cell table:formula="of:=[.D57]-[.D56]" office:value-type="float" office:value="0.000537437680705466" calcext:value-type="float">
            <text:p>0.000537437680705466</text:p>
          </table:table-cell>
        </table:table-row>
        <table:table-row table:style-name="ro1">
          <table:table-cell office:value-type="float" office:value="62397611" calcext:value-type="float">
            <text:p>62397611</text:p>
          </table:table-cell>
          <table:table-cell office:value-type="float" office:value="66.5955525289636" calcext:value-type="float">
            <text:p>66.5955525289636</text:p>
          </table:table-cell>
          <table:table-cell table:formula="of:=[.B58]-[.B57]" office:value-type="float" office:value="-2.65542121493353" calcext:value-type="float">
            <text:p>-2.65542121493353</text:p>
          </table:table-cell>
          <table:table-cell table:formula="of:=[.C58]-[.C57]" office:value-type="float" office:value="-0.0258077830439873" calcext:value-type="float">
            <text:p>-0.0258077830439873</text:p>
          </table:table-cell>
          <table:table-cell table:formula="of:=[.B58]/[.C58]" office:value-type="float" office:value="-25.0790918421696" calcext:value-type="float">
            <text:p>-25</text:p>
          </table:table-cell>
          <table:table-cell table:formula="of:=-([.$A$81]-[.A58])" office:value-type="float" office:value="-23" calcext:value-type="float">
            <text:p>-23</text:p>
          </table:table-cell>
          <table:table-cell table:formula="of:=[.D58]-[.D57]" office:value-type="float" office:value="0.000526688937327435" calcext:value-type="float">
            <text:p>0.000526688937327435</text:p>
          </table:table-cell>
        </table:table-row>
        <table:table-row table:style-name="ro1">
          <table:table-cell office:value-type="float" office:value="62397612" calcext:value-type="float">
            <text:p>62397612</text:p>
          </table:table-cell>
          <table:table-cell office:value-type="float" office:value="63.9148396861547" calcext:value-type="float">
            <text:p>63.9148396861547</text:p>
          </table:table-cell>
          <table:table-cell table:formula="of:=[.B59]-[.B58]" office:value-type="float" office:value="-2.68071284280887" calcext:value-type="float">
            <text:p>-2.68071284280887</text:p>
          </table:table-cell>
          <table:table-cell table:formula="of:=[.C59]-[.C58]" office:value-type="float" office:value="-0.0252916278753474" calcext:value-type="float">
            <text:p>-0.0252916278753474</text:p>
          </table:table-cell>
          <table:table-cell table:formula="of:=[.B59]/[.C59]" office:value-type="float" office:value="-23.8424790098682" calcext:value-type="float">
            <text:p>-24</text:p>
          </table:table-cell>
          <table:table-cell table:formula="of:=-([.$A$81]-[.A59])" office:value-type="float" office:value="-22" calcext:value-type="float">
            <text:p>-22</text:p>
          </table:table-cell>
          <table:table-cell table:formula="of:=[.D59]-[.D58]" office:value-type="float" office:value="0.000516155168639898" calcext:value-type="float">
            <text:p>0.000516155168639898</text:p>
          </table:table-cell>
        </table:table-row>
        <table:table-row table:style-name="ro1">
          <table:table-cell office:value-type="float" office:value="62397613" calcext:value-type="float">
            <text:p>62397613</text:p>
          </table:table-cell>
          <table:table-cell office:value-type="float" office:value="61.2093410475456" calcext:value-type="float">
            <text:p>61.2093410475456</text:p>
          </table:table-cell>
          <table:table-cell table:formula="of:=[.B60]-[.B59]" office:value-type="float" office:value="-2.70549863860911" calcext:value-type="float">
            <text:p>-2.70549863860911</text:p>
          </table:table-cell>
          <table:table-cell table:formula="of:=[.C60]-[.C59]" office:value-type="float" office:value="-0.0247857958002413" calcext:value-type="float">
            <text:p>-0.0247857958002413</text:p>
          </table:table-cell>
          <table:table-cell table:formula="of:=[.B60]/[.C60]" office:value-type="float" office:value="-22.6240516901583" calcext:value-type="float">
            <text:p>-23</text:p>
          </table:table-cell>
          <table:table-cell table:formula="of:=-([.$A$81]-[.A60])" office:value-type="float" office:value="-21" calcext:value-type="float">
            <text:p>-21</text:p>
          </table:table-cell>
          <table:table-cell table:formula="of:=[.D60]-[.D59]" office:value-type="float" office:value="0.000505832075106127" calcext:value-type="float">
            <text:p>0.000505832075106127</text:p>
          </table:table-cell>
        </table:table-row>
        <table:table-row table:style-name="ro1">
          <table:table-cell office:value-type="float" office:value="62397614" calcext:value-type="float">
            <text:p>62397614</text:p>
          </table:table-cell>
          <table:table-cell office:value-type="float" office:value="58.4795523285795" calcext:value-type="float">
            <text:p>58.4795523285795</text:p>
          </table:table-cell>
          <table:table-cell table:formula="of:=[.B61]-[.B60]" office:value-type="float" office:value="-2.72978871896611" calcext:value-type="float">
            <text:p>-2.72978871896611</text:p>
          </table:table-cell>
          <table:table-cell table:formula="of:=[.C61]-[.C60]" office:value-type="float" office:value="-0.024290080356991" calcext:value-type="float">
            <text:p>-0.024290080356991</text:p>
          </table:table-cell>
          <table:table-cell table:formula="of:=[.B61]/[.C61]" office:value-type="float" office:value="-21.4227393945449" calcext:value-type="float">
            <text:p>-21</text:p>
          </table:table-cell>
          <table:table-cell table:formula="of:=-([.$A$81]-[.A61])" office:value-type="float" office:value="-20" calcext:value-type="float">
            <text:p>-20</text:p>
          </table:table-cell>
          <table:table-cell table:formula="of:=[.D61]-[.D60]" office:value-type="float" office:value="0.000495715443250333" calcext:value-type="float">
            <text:p>0.000495715443250333</text:p>
          </table:table-cell>
        </table:table-row>
        <table:table-row table:style-name="ro1">
          <table:table-cell office:value-type="float" office:value="62397615" calcext:value-type="float">
            <text:p>62397615</text:p>
          </table:table-cell>
          <table:table-cell office:value-type="float" office:value="55.7259593304002" calcext:value-type="float">
            <text:p>55.7259593304002</text:p>
          </table:table-cell>
          <table:table-cell table:formula="of:=[.B62]-[.B61]" office:value-type="float" office:value="-2.75359299817925" calcext:value-type="float">
            <text:p>-2.75359299817925</text:p>
          </table:table-cell>
          <table:table-cell table:formula="of:=[.C62]-[.C61]" office:value-type="float" office:value="-0.0238042792131452" calcext:value-type="float">
            <text:p>-0.0238042792131452</text:p>
          </table:table-cell>
          <table:table-cell table:formula="of:=[.B62]/[.C62]" office:value-type="float" office:value="-20.2375439533903" calcext:value-type="float">
            <text:p>-20</text:p>
          </table:table-cell>
          <table:table-cell table:formula="of:=-([.$A$81]-[.A62])" office:value-type="float" office:value="-19" calcext:value-type="float">
            <text:p>-19</text:p>
          </table:table-cell>
          <table:table-cell table:formula="of:=[.D62]-[.D61]" office:value-type="float" office:value="0.000485801143845777" calcext:value-type="float">
            <text:p>0.000485801143845777</text:p>
          </table:table-cell>
        </table:table-row>
        <table:table-row table:style-name="ro1">
          <table:table-cell office:value-type="float" office:value="62397616" calcext:value-type="float">
            <text:p>62397616</text:p>
          </table:table-cell>
          <table:table-cell office:value-type="float" office:value="52.9490381381381" calcext:value-type="float">
            <text:p>52.9490381381381</text:p>
          </table:table-cell>
          <table:table-cell table:formula="of:=[.B63]-[.B62]" office:value-type="float" office:value="-2.77692119226217" calcext:value-type="float">
            <text:p>-2.77692119226217</text:p>
          </table:table-cell>
          <table:table-cell table:formula="of:=[.C63]-[.C62]" office:value-type="float" office:value="-0.0233281940829144" calcext:value-type="float">
            <text:p>-0.0233281940829144</text:p>
          </table:table-cell>
          <table:table-cell table:formula="of:=[.B63]/[.C63]" office:value-type="float" office:value="-19.0675336000458" calcext:value-type="float">
            <text:p>-19</text:p>
          </table:table-cell>
          <table:table-cell table:formula="of:=-([.$A$81]-[.A63])" office:value-type="float" office:value="-18" calcext:value-type="float">
            <text:p>-18</text:p>
          </table:table-cell>
          <table:table-cell table:formula="of:=[.D63]-[.D62]" office:value-type="float" office:value="0.000476085130230786" calcext:value-type="float">
            <text:p>0.000476085130230786</text:p>
          </table:table-cell>
        </table:table-row>
        <table:table-row table:style-name="ro1">
          <table:table-cell office:value-type="float" office:value="62397617" calcext:value-type="float">
            <text:p>62397617</text:p>
          </table:table-cell>
          <table:table-cell office:value-type="float" office:value="50.1492553152297" calcext:value-type="float">
            <text:p>50.1492553152297</text:p>
          </table:table-cell>
          <table:table-cell table:formula="of:=[.B64]-[.B63]" office:value-type="float" office:value="-2.79978282290837" calcext:value-type="float">
            <text:p>-2.79978282290837</text:p>
          </table:table-cell>
          <table:table-cell table:formula="of:=[.C64]-[.C63]" office:value-type="float" office:value="-0.0228616306462044" calcext:value-type="float">
            <text:p>-0.0228616306462044</text:p>
          </table:table-cell>
          <table:table-cell table:formula="of:=[.B64]/[.C64]" office:value-type="float" office:value="-17.911837627154" calcext:value-type="float">
            <text:p>-18</text:p>
          </table:table-cell>
          <table:table-cell table:formula="of:=-([.$A$81]-[.A64])" office:value-type="float" office:value="-17" calcext:value-type="float">
            <text:p>-17</text:p>
          </table:table-cell>
          <table:table-cell table:formula="of:=[.D64]-[.D63]" office:value-type="float" office:value="0.000466563436710032" calcext:value-type="float">
            <text:p>0.000466563436710032</text:p>
          </table:table-cell>
        </table:table-row>
        <table:table-row table:style-name="ro1">
          <table:table-cell office:value-type="float" office:value="62397618" calcext:value-type="float">
            <text:p>62397618</text:p>
          </table:table-cell>
          <table:table-cell office:value-type="float" office:value="47.327068093852" calcext:value-type="float">
            <text:p>47.327068093852</text:p>
          </table:table-cell>
          <table:table-cell table:formula="of:=[.B65]-[.B64]" office:value-type="float" office:value="-2.8221872213777" calcext:value-type="float">
            <text:p>-2.8221872213777</text:p>
          </table:table-cell>
          <table:table-cell table:formula="of:=[.C65]-[.C64]" office:value-type="float" office:value="-0.0224043984693267" calcext:value-type="float">
            <text:p>-0.0224043984693267</text:p>
          </table:table-cell>
          <table:table-cell table:formula="of:=[.B65]/[.C65]" office:value-type="float" office:value="-16.769641551544" calcext:value-type="float">
            <text:p>-17</text:p>
          </table:table-cell>
          <table:table-cell table:formula="of:=-([.$A$81]-[.A65])" office:value-type="float" office:value="-16" calcext:value-type="float">
            <text:p>-16</text:p>
          </table:table-cell>
          <table:table-cell table:formula="of:=[.D65]-[.D64]" office:value-type="float" office:value="0.000457232176877653" calcext:value-type="float">
            <text:p>0.000457232176877653</text:p>
          </table:table-cell>
        </table:table-row>
        <table:table-row table:style-name="ro1">
          <table:table-cell office:value-type="float" office:value="62397619" calcext:value-type="float">
            <text:p>62397619</text:p>
          </table:table-cell>
          <table:table-cell office:value-type="float" office:value="44.482924561547" calcext:value-type="float">
            <text:p>44.482924561547</text:p>
          </table:table-cell>
          <table:table-cell table:formula="of:=[.B66]-[.B65]" office:value-type="float" office:value="-2.84414353230497" calcext:value-type="float">
            <text:p>-2.84414353230497</text:p>
          </table:table-cell>
          <table:table-cell table:formula="of:=[.C66]-[.C65]" office:value-type="float" office:value="-0.0219563109272727" calcext:value-type="float">
            <text:p>-0.0219563109272727</text:p>
          </table:table-cell>
          <table:table-cell table:formula="of:=[.B66]/[.C66]" office:value-type="float" office:value="-15.6401827320919" calcext:value-type="float">
            <text:p>-16</text:p>
          </table:table-cell>
          <table:table-cell table:formula="of:=-([.$A$81]-[.A66])" office:value-type="float" office:value="-15" calcext:value-type="float">
            <text:p>-15</text:p>
          </table:table-cell>
          <table:table-cell table:formula="of:=[.D66]-[.D65]" office:value-type="float" office:value="0.000448087542054054" calcext:value-type="float">
            <text:p>0.000448087542054054</text:p>
          </table:table-cell>
        </table:table-row>
        <table:table-row table:style-name="ro1">
          <table:table-cell office:value-type="float" office:value="62397620" calcext:value-type="float">
            <text:p>62397620</text:p>
          </table:table-cell>
          <table:table-cell office:value-type="float" office:value="41.6172638441145" calcext:value-type="float">
            <text:p>41.6172638441145</text:p>
          </table:table-cell>
          <table:table-cell table:formula="of:=[.B67]-[.B66]" office:value-type="float" office:value="-2.86566071743248" calcext:value-type="float">
            <text:p>-2.86566071743248</text:p>
          </table:table-cell>
          <table:table-cell table:formula="of:=[.C67]-[.C66]" office:value-type="float" office:value="-0.0215171851275144" calcext:value-type="float">
            <text:p>-0.0215171851275144</text:p>
          </table:table-cell>
          <table:table-cell table:formula="of:=[.B67]/[.C67]" office:value-type="float" office:value="-14.5227463917647" calcext:value-type="float">
            <text:p>-15</text:p>
          </table:table-cell>
          <table:table-cell table:formula="of:=-([.$A$81]-[.A67])" office:value-type="float" office:value="-14" calcext:value-type="float">
            <text:p>-14</text:p>
          </table:table-cell>
          <table:table-cell table:formula="of:=[.D67]-[.D66]" office:value-type="float" office:value="0.000439125799758244" calcext:value-type="float">
            <text:p>0.000439125799758244</text:p>
          </table:table-cell>
        </table:table-row>
        <table:table-row table:style-name="ro1">
          <table:table-cell office:value-type="float" office:value="62397621" calcext:value-type="float">
            <text:p>62397621</text:p>
          </table:table-cell>
          <table:table-cell office:value-type="float" office:value="38.7305162848467" calcext:value-type="float">
            <text:p>38.7305162848467</text:p>
          </table:table-cell>
          <table:table-cell table:formula="of:=[.B68]-[.B67]" office:value-type="float" office:value="-2.88674755926785" calcext:value-type="float">
            <text:p>-2.88674755926785</text:p>
          </table:table-cell>
          <table:table-cell table:formula="of:=[.C68]-[.C67]" office:value-type="float" office:value="-0.0210868418353698" calcext:value-type="float">
            <text:p>-0.0210868418353698</text:p>
          </table:table-cell>
          <table:table-cell table:formula="of:=[.B68]/[.C68]" office:value-type="float" office:value="-13.4166620009786" calcext:value-type="float">
            <text:p>-13</text:p>
          </table:table-cell>
          <table:table-cell table:formula="of:=-([.$A$81]-[.A68])" office:value-type="float" office:value="-13" calcext:value-type="float">
            <text:p>-13</text:p>
          </table:table-cell>
          <table:table-cell table:formula="of:=[.D68]-[.D67]" office:value-type="float" office:value="0.000430343292144642" calcext:value-type="float">
            <text:p>0.000430343292144642</text:p>
          </table:table-cell>
        </table:table-row>
        <table:table-row table:style-name="ro1">
          <table:table-cell office:value-type="float" office:value="62397622" calcext:value-type="float">
            <text:p>62397622</text:p>
          </table:table-cell>
          <table:table-cell office:value-type="float" office:value="35.823103620178" calcext:value-type="float">
            <text:p>35.823103620178</text:p>
          </table:table-cell>
          <table:table-cell table:formula="of:=[.B69]-[.B68]" office:value-type="float" office:value="-2.90741266466872" calcext:value-type="float">
            <text:p>-2.90741266466872</text:p>
          </table:table-cell>
          <table:table-cell table:formula="of:=[.C69]-[.C68]" office:value-type="float" office:value="-0.020665105400866" calcext:value-type="float">
            <text:p>-0.020665105400866</text:p>
          </table:table-cell>
          <table:table-cell table:formula="of:=[.B69]/[.C69]" office:value-type="float" office:value="-12.3212999845207" calcext:value-type="float">
            <text:p>-12</text:p>
          </table:table-cell>
          <table:table-cell table:formula="of:=-([.$A$81]-[.A69])" office:value-type="float" office:value="-12" calcext:value-type="float">
            <text:p>-12</text:p>
          </table:table-cell>
          <table:table-cell table:formula="of:=[.D69]-[.D68]" office:value-type="float" office:value="0.000421736434503828" calcext:value-type="float">
            <text:p>0.000421736434503828</text:p>
          </table:table-cell>
        </table:table-row>
        <table:table-row table:style-name="ro1">
          <table:table-cell office:value-type="float" office:value="62397623" calcext:value-type="float">
            <text:p>62397623</text:p>
          </table:table-cell>
          <table:table-cell office:value-type="float" office:value="32.8954391518223" calcext:value-type="float">
            <text:p>32.8954391518223</text:p>
          </table:table-cell>
          <table:table-cell table:formula="of:=[.B70]-[.B69]" office:value-type="float" office:value="-2.92766446835572" calcext:value-type="float">
            <text:p>-2.92766446835572</text:p>
          </table:table-cell>
          <table:table-cell table:formula="of:=[.C70]-[.C69]" office:value-type="float" office:value="-0.0202518036869961" calcext:value-type="float">
            <text:p>-0.0202518036869961</text:p>
          </table:table-cell>
          <table:table-cell table:formula="of:=[.B70]/[.C70]" office:value-type="float" office:value="-11.2360687187277" calcext:value-type="float">
            <text:p>-11</text:p>
          </table:table-cell>
          <table:table-cell table:formula="of:=-([.$A$81]-[.A70])" office:value-type="float" office:value="-11" calcext:value-type="float">
            <text:p>-11</text:p>
          </table:table-cell>
          <table:table-cell table:formula="of:=[.D70]-[.D69]" office:value-type="float" office:value="0.000413301713869885" calcext:value-type="float">
            <text:p>0.000413301713869885</text:p>
          </table:table-cell>
        </table:table-row>
        <table:table-row table:style-name="ro1">
          <table:table-cell office:value-type="float" office:value="62397624" calcext:value-type="float">
            <text:p>62397624</text:p>
          </table:table-cell>
          <table:table-cell office:value-type="float" office:value="29.947927915467" calcext:value-type="float">
            <text:p>29.947927915467</text:p>
          </table:table-cell>
          <table:table-cell table:formula="of:=[.B71]-[.B70]" office:value-type="float" office:value="-2.94751123635525" calcext:value-type="float">
            <text:p>-2.94751123635525</text:p>
          </table:table-cell>
          <table:table-cell table:formula="of:=[.C71]-[.C70]" office:value-type="float" office:value="-0.0198467679995353" calcext:value-type="float">
            <text:p>-0.0198467679995353</text:p>
          </table:table-cell>
          <table:table-cell table:formula="of:=[.B71]/[.C71]" office:value-type="float" office:value="-10.1604117894727" calcext:value-type="float">
            <text:p>-10</text:p>
          </table:table-cell>
          <table:table-cell table:formula="of:=-([.$A$81]-[.A71])" office:value-type="float" office:value="-10" calcext:value-type="float">
            <text:p>-10</text:p>
          </table:table-cell>
          <table:table-cell table:formula="of:=[.D71]-[.D70]" office:value-type="float" office:value="0.000405035687460753" calcext:value-type="float">
            <text:p>0.000405035687460753</text:p>
          </table:table-cell>
        </table:table-row>
        <table:table-row table:style-name="ro1">
          <table:table-cell office:value-type="float" office:value="62397625" calcext:value-type="float">
            <text:p>62397625</text:p>
          </table:table-cell>
          <table:table-cell office:value-type="float" office:value="26.9809668460937" calcext:value-type="float">
            <text:p>26.9809668460937</text:p>
          </table:table-cell>
          <table:table-cell table:formula="of:=[.B72]-[.B71]" office:value-type="float" office:value="-2.96696106937334" calcext:value-type="float">
            <text:p>-2.96696106937334</text:p>
          </table:table-cell>
          <table:table-cell table:formula="of:=[.C72]-[.C71]" office:value-type="float" office:value="-0.0194498330180899" calcext:value-type="float">
            <text:p>-0.0194498330180899</text:p>
          </table:table-cell>
          <table:table-cell table:formula="of:=[.B72]/[.C72]" office:value-type="float" office:value="-9.09380548488032" calcext:value-type="float">
            <text:p>-9</text:p>
          </table:table-cell>
          <table:table-cell table:formula="of:=-([.$A$81]-[.A72])" office:value-type="float" office:value="-9" calcext:value-type="float">
            <text:p>-9</text:p>
          </table:table-cell>
          <table:table-cell table:formula="of:=[.D72]-[.D71]" office:value-type="float" office:value="0.00039693498144544" calcext:value-type="float">
            <text:p>0.00039693498144544</text:p>
          </table:table-cell>
        </table:table-row>
        <table:table-row table:style-name="ro1">
          <table:table-cell office:value-type="float" office:value="62397626" calcext:value-type="float">
            <text:p>62397626</text:p>
          </table:table-cell>
          <table:table-cell office:value-type="float" office:value="23.9949449399916" calcext:value-type="float">
            <text:p>23.9949449399916</text:p>
          </table:table-cell>
          <table:table-cell table:formula="of:=[.B73]-[.B72]" office:value-type="float" office:value="-2.98602190610204" calcext:value-type="float">
            <text:p>-2.98602190610204</text:p>
          </table:table-cell>
          <table:table-cell table:formula="of:=[.C73]-[.C72]" office:value-type="float" office:value="-0.019060836728702" calcext:value-type="float">
            <text:p>-0.019060836728702</text:p>
          </table:table-cell>
          <table:table-cell table:formula="of:=[.B73]/[.C73]" office:value-type="float" office:value="-8.03575649962818" calcext:value-type="float">
            <text:p>-8</text:p>
          </table:table-cell>
          <table:table-cell table:formula="of:=-([.$A$81]-[.A73])" office:value-type="float" office:value="-8" calcext:value-type="float">
            <text:p>-8</text:p>
          </table:table-cell>
          <table:table-cell table:formula="of:=[.D73]-[.D72]" office:value-type="float" office:value="0.000388996289387933" calcext:value-type="float">
            <text:p>0.000388996289387933</text:p>
          </table:table-cell>
        </table:table-row>
        <table:table-row table:style-name="ro1">
          <table:table-cell office:value-type="float" office:value="62397627" calcext:value-type="float">
            <text:p>62397627</text:p>
          </table:table-cell>
          <table:table-cell office:value-type="float" office:value="20.9902434135319" calcext:value-type="float">
            <text:p>20.9902434135319</text:p>
          </table:table-cell>
          <table:table-cell table:formula="of:=[.B74]-[.B73]" office:value-type="float" office:value="-3.00470152645973" calcext:value-type="float">
            <text:p>-3.00470152645973</text:p>
          </table:table-cell>
          <table:table-cell table:formula="of:=[.C74]-[.C73]" office:value-type="float" office:value="-0.0186796203576876" calcext:value-type="float">
            <text:p>-0.0186796203576876</text:p>
          </table:table-cell>
          <table:table-cell table:formula="of:=[.B74]/[.C74]" office:value-type="float" office:value="-6.98579983026251" calcext:value-type="float">
            <text:p>-7</text:p>
          </table:table-cell>
          <table:table-cell table:formula="of:=-([.$A$81]-[.A74])" office:value-type="float" office:value="-7" calcext:value-type="float">
            <text:p>-7</text:p>
          </table:table-cell>
          <table:table-cell table:formula="of:=[.D74]-[.D73]" office:value-type="float" office:value="0.000381216371014403" calcext:value-type="float">
            <text:p>0.000381216371014403</text:p>
          </table:table-cell>
        </table:table-row>
        <table:table-row table:style-name="ro1">
          <table:table-cell office:value-type="float" office:value="62397628" calcext:value-type="float">
            <text:p>62397628</text:p>
          </table:table-cell>
          <table:table-cell office:value-type="float" office:value="17.9672358587653" calcext:value-type="float">
            <text:p>17.9672358587653</text:p>
          </table:table-cell>
          <table:table-cell table:formula="of:=[.B75]-[.B74]" office:value-type="float" office:value="-3.02300755476655" calcext:value-type="float">
            <text:p>-3.02300755476655</text:p>
          </table:table-cell>
          <table:table-cell table:formula="of:=[.C75]-[.C74]" office:value-type="float" office:value="-0.0183060283068173" calcext:value-type="float">
            <text:p>-0.0183060283068173</text:p>
          </table:table-cell>
          <table:table-cell table:formula="of:=[.B75]/[.C75]" office:value-type="float" office:value="-5.94349684321344" calcext:value-type="float">
            <text:p>-6</text:p>
          </table:table-cell>
          <table:table-cell table:formula="of:=-([.$A$81]-[.A75])" office:value-type="float" office:value="-6" calcext:value-type="float">
            <text:p>-6</text:p>
          </table:table-cell>
          <table:table-cell table:formula="of:=[.D75]-[.D74]" office:value-type="float" office:value="0.000373592050870286" calcext:value-type="float">
            <text:p>0.000373592050870286</text:p>
          </table:table-cell>
        </table:table-row>
        <table:table-row table:style-name="ro1">
          <table:table-cell office:value-type="float" office:value="62397629" calcext:value-type="float">
            <text:p>62397629</text:p>
          </table:table-cell>
          <table:table-cell office:value-type="float" office:value="14.926288395909" calcext:value-type="float">
            <text:p>14.926288395909</text:p>
          </table:table-cell>
          <table:table-cell table:formula="of:=[.B76]-[.B75]" office:value-type="float" office:value="-3.04094746285639" calcext:value-type="float">
            <text:p>-3.04094746285639</text:p>
          </table:table-cell>
          <table:table-cell table:formula="of:=[.C76]-[.C75]" office:value-type="float" office:value="-0.0179399080898399" calcext:value-type="float">
            <text:p>-0.0179399080898399</text:p>
          </table:table-cell>
          <table:table-cell table:formula="of:=[.B76]/[.C76]" office:value-type="float" office:value="-4.90843349917284" calcext:value-type="float">
            <text:p>-5</text:p>
          </table:table-cell>
          <table:table-cell table:formula="of:=-([.$A$81]-[.A76])" office:value-type="float" office:value="-5" calcext:value-type="float">
            <text:p>-5</text:p>
          </table:table-cell>
          <table:table-cell table:formula="of:=[.D76]-[.D75]" office:value-type="float" office:value="0.00036612021697735" calcext:value-type="float">
            <text:p>0.00036612021697735</text:p>
          </table:table-cell>
        </table:table-row>
        <table:table-row table:style-name="ro1">
          <table:table-cell office:value-type="float" office:value="62397630" calcext:value-type="float">
            <text:p>62397630</text:p>
          </table:table-cell>
          <table:table-cell office:value-type="float" office:value="11.8677598227823" calcext:value-type="float">
            <text:p>11.8677598227823</text:p>
          </table:table-cell>
          <table:table-cell table:formula="of:=[.B77]-[.B76]" office:value-type="float" office:value="-3.05852857312661" calcext:value-type="float">
            <text:p>-3.05852857312661</text:p>
          </table:table-cell>
          <table:table-cell table:formula="of:=[.C77]-[.C76]" office:value-type="float" office:value="-0.0175811102702212" calcext:value-type="float">
            <text:p>-0.0175811102702212</text:p>
          </table:table-cell>
          <table:table-cell table:formula="of:=[.B77]/[.C77]" office:value-type="float" office:value="-3.88021871924199" calcext:value-type="float">
            <text:p>-4</text:p>
          </table:table-cell>
          <table:table-cell table:formula="of:=-([.$A$81]-[.A77])" office:value-type="float" office:value="-4" calcext:value-type="float">
            <text:p>-4</text:p>
          </table:table-cell>
          <table:table-cell table:formula="of:=[.D77]-[.D76]" office:value-type="float" office:value="0.000358797819618673" calcext:value-type="float">
            <text:p>0.000358797819618673</text:p>
          </table:table-cell>
        </table:table-row>
        <table:table-row table:style-name="ro1">
          <table:table-cell office:value-type="float" office:value="62397631" calcext:value-type="float">
            <text:p>62397631</text:p>
          </table:table-cell>
          <table:table-cell office:value-type="float" office:value="8.79200176125559" calcext:value-type="float">
            <text:p>8.79200176125559</text:p>
          </table:table-cell>
          <table:table-cell table:formula="of:=[.B78]-[.B77]" office:value-type="float" office:value="-3.07575806152676" calcext:value-type="float">
            <text:p>-3.07575806152676</text:p>
          </table:table-cell>
          <table:table-cell table:formula="of:=[.C78]-[.C77]" office:value-type="float" office:value="-0.0172294884001509" calcext:value-type="float">
            <text:p>-0.0172294884001509</text:p>
          </table:table-cell>
          <table:table-cell table:formula="of:=[.B78]/[.C78]" office:value-type="float" office:value="-2.85848287979171" calcext:value-type="float">
            <text:p>-3</text:p>
          </table:table-cell>
          <table:table-cell table:formula="of:=-([.$A$81]-[.A78])" office:value-type="float" office:value="-3" calcext:value-type="float">
            <text:p>-3</text:p>
          </table:table-cell>
          <table:table-cell table:formula="of:=[.D78]-[.D77]" office:value-type="float" office:value="0.000351621870070318" calcext:value-type="float">
            <text:p>0.000351621870070318</text:p>
          </table:table-cell>
        </table:table-row>
        <table:table-row table:style-name="ro1">
          <table:table-cell office:value-type="float" office:value="62397632" calcext:value-type="float">
            <text:p>62397632</text:p>
          </table:table-cell>
          <table:table-cell office:value-type="float" office:value="5.69935880076806" calcext:value-type="float">
            <text:p>5.69935880076806</text:p>
          </table:table-cell>
          <table:table-cell table:formula="of:=[.B79]-[.B78]" office:value-type="float" office:value="-3.09264296048753" calcext:value-type="float">
            <text:p>-3.09264296048753</text:p>
          </table:table-cell>
          <table:table-cell table:formula="of:=[.C79]-[.C78]" office:value-type="float" office:value="-0.0168848989607726" calcext:value-type="float">
            <text:p>-0.0168848989607726</text:p>
          </table:table-cell>
          <table:table-cell table:formula="of:=[.B79]/[.C79]" office:value-type="float" office:value="-1.84287642433499" calcext:value-type="float">
            <text:p>-2</text:p>
          </table:table-cell>
          <table:table-cell table:formula="of:=-([.$A$81]-[.A79])" office:value-type="float" office:value="-2" calcext:value-type="float">
            <text:p>-2</text:p>
          </table:table-cell>
          <table:table-cell table:formula="of:=[.D79]-[.D78]" office:value-type="float" office:value="0.000344589439378318" calcext:value-type="float">
            <text:p>0.000344589439378318</text:p>
          </table:table-cell>
        </table:table-row>
        <table:table-row table:style-name="ro1">
          <table:table-cell office:value-type="float" office:value="62397633" calcext:value-type="float">
            <text:p>62397633</text:p>
          </table:table-cell>
          <table:table-cell office:value-type="float" office:value="2.59016863897691" calcext:value-type="float">
            <text:p>2.59016863897691</text:p>
          </table:table-cell>
          <table:table-cell table:formula="of:=[.B80]-[.B79]" office:value-type="float" office:value="-3.10919016179114" calcext:value-type="float">
            <text:p>-3.10919016179114</text:p>
          </table:table-cell>
          <table:table-cell table:formula="of:=[.C80]-[.C79]" office:value-type="float" office:value="-0.0165472013036116" calcext:value-type="float">
            <text:p>-0.0165472013036116</text:p>
          </table:table-cell>
          <table:table-cell table:formula="of:=[.B80]/[.C80]" office:value-type="float" office:value="-0.833068581911621" calcext:value-type="float">
            <text:p>-1</text:p>
          </table:table-cell>
          <table:table-cell table:formula="of:=-([.$A$81]-[.A80])" office:value-type="float" office:value="-1" calcext:value-type="float">
            <text:p>-1</text:p>
          </table:table-cell>
          <table:table-cell table:formula="of:=[.D80]-[.D79]" office:value-type="float" office:value="0.000337697657160962" calcext:value-type="float">
            <text:p>0.000337697657160962</text:p>
          </table:table-cell>
        </table:table-row>
        <table:table-row table:style-name="ro1">
          <table:table-cell office:value-type="float" office:value="62397634" calcext:value-type="float">
            <text:p>62397634</text:p>
          </table:table-cell>
          <table:table-cell office:value-type="float" office:value="1" calcext:value-type="float">
            <text:p>1</text:p>
          </table:table-cell>
          <table:table-cell table:formula="of:=[.B81]-[.B80]" office:value-type="float" office:value="-1.59016863897691" calcext:value-type="float">
            <text:p>-1.59016863897691</text:p>
          </table:table-cell>
          <table:table-cell/>
          <table:table-cell table:formula="of:=[.B81]/[.C81]" office:value-type="float" office:value="-0.628864118866904" calcext:value-type="float">
            <text:p>-1</text:p>
          </table:table-cell>
          <table:table-cell table:formula="of:=-([.$A$81]-[.A81])" office:value-type="float" office:value="-0" calcext:value-type="float">
            <text:p>0</text:p>
          </table:table-cell>
          <table:table-cell/>
        </table:table-row>
        <table:table-row table:style-name="ro1" table:number-rows-repeated="10484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1T15:08:40.819855077</dc:date>
    <meta:editing-duration>PT4M59S</meta:editing-duration>
    <meta:editing-cycles>1</meta:editing-cycles>
    <meta:document-statistic meta:table-count="1" meta:cell-count="558" meta:object-count="4"/>
    <meta:generator>LibreOffice/24.2.3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928cm" svg:height="20.4cm" xlink:href=".." xlink:type="simple" chart:class="chart:line" chart:style-name="ch1">
        <chart:legend chart:legend-position="end" svg:x="33.076cm" svg:y="9.901cm" style:legend-expansion="high" chart:style-name="ch2"/>
        <chart:plot-area chart:style-name="ch3" table:cell-range-address="freefall.B2:freefall.B81" svg:x="0.718cm" svg:y="0.408cm" svg:width="31.64cm" svg:height="19.584cm">
          <chart:coordinate-region svg:x="1.525cm" svg:y="0.607cm" svg:width="30.646cm" svg:height="18.7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reefall.B2:freefall.B81" chart:class="chart:line"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">
                <text:p>156</text:p>
                <draw:g>
                  <svg:desc>freefall.B2:freefall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.921599998474">
                <text:p>155.921599998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.766367993958">
                <text:p>155.766367993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.535840625045">
                <text:p>155.535840625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.231523797587">
                <text:p>155.231523797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4.854893299348">
                <text:p>154.854893299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.407395402365">
                <text:p>154.407395402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.89044745326">
                <text:p>153.89044745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3.305438451751">
                <text:p>153.305438451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.653729617589">
                <text:p>152.653729617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1.936654946153">
                <text:p>151.936654946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.155521752943">
                <text:p>151.155521752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.155521752943">
                <text:p>151.1555217529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.406178854695">
                <text:p>149.4061788546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.440455130472">
                <text:p>148.440455130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.415645860787">
                <text:p>147.4156458607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.332932755424">
                <text:p>146.3329327554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5.193473889991">
                <text:p>145.193473889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3.998404178607">
                <text:p>143.998404178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2.748835837131">
                <text:p>142.748835837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.445858837125">
                <text:p>141.445858837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.090541350741">
                <text:p>140.0905413507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8.683930186708">
                <text:p>138.6839301867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7.227051217601">
                <text:p>137.227051217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.720909798562">
                <text:p>135.7209097985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.166491177651">
                <text:p>134.1664911776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2.564760897984">
                <text:p>132.5647608979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0.916665191834">
                <text:p>130.9166651918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9.223131366846">
                <text:p>129.223131366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7.48506818453">
                <text:p>127.485068184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.703366231184">
                <text:p>125.703366231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.878898281396">
                <text:p>123.8788982813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.012519654278">
                <text:p>122.0125196542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.105068562579">
                <text:p>120.1050685625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8.157366454806">
                <text:p>118.157366454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6.170218350513">
                <text:p>116.1702183505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.144413168878">
                <text:p>114.1444131688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.080724050711">
                <text:p>112.0807240507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9.97990867402">
                <text:p>109.979908674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7.842709563267">
                <text:p>107.8427095632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.669854392439">
                <text:p>105.66985439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62056282058">
                <text:p>103.4620562820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.220014090248">
                <text:p>101.2200140902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9444126979848">
                <text:p>98.9444126979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.6359232886375">
                <text:p>96.6359232886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.2952036219203">
                <text:p>94.29520362192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1.9228983023659">
                <text:p>91.92289830236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.5196390424285">
                <text:p>89.5196390424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.0860449203255">
                <text:p>87.0860449203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.6227226327215">
                <text:p>84.62272263272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.1302667423596">
                <text:p>82.13026674235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.6092599207393">
                <text:p>79.6092599207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.0602731859411">
                <text:p>77.06027318594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.4838661356949">
                <text:p>74.48386613569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.8805871757866">
                <text:p>71.88058717578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.2509737438971">
                <text:p>69.25097374389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.5955525289636">
                <text:p>66.59555252896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.9148396861547">
                <text:p>63.91483968615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.2093410475456">
                <text:p>61.20934104754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4795523285795">
                <text:p>58.47955232857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.7259593304002">
                <text:p>55.7259593304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.9490381381381">
                <text:p>52.94903813813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.1492553152297">
                <text:p>50.14925531522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.327068093852">
                <text:p>47.327068093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.482924561547">
                <text:p>44.4829245615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.6172638441145">
                <text:p>41.61726384411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.7305162848467">
                <text:p>38.73051628484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.823103620178">
                <text:p>35.8231036201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.8954391518223">
                <text:p>32.89543915182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.947927915467">
                <text:p>29.9479279154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.9809668460937">
                <text:p>26.98096684609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.9949449399916">
                <text:p>23.99494493999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9902434135319">
                <text:p>20.99024341353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9672358587653">
                <text:p>17.96723585876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926288395909">
                <text:p>14.9262883959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8677598227823">
                <text:p>11.86775982278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79200176125559">
                <text:p>8.792001761255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69935880076806">
                <text:p>5.699358800768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59016863897691">
                <text:p>2.590168638976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1cm" svg:height="8.994cm" xlink:href=".." xlink:type="simple" chart:class="chart:line" chart:style-name="ch1">
        <chart:legend chart:legend-position="end" svg:x="13.139cm" svg:y="4.198cm" style:legend-expansion="high" chart:style-name="ch2"/>
        <chart:plot-area chart:style-name="ch3" table:cell-range-address="freefall.C3:freefall.C81" svg:x="0.319cm" svg:y="0.179cm" svg:width="12.501cm" svg:height="8.636cm">
          <chart:coordinate-region svg:x="1.152cm" svg:y="0.378cm" svg:width="11.668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reefall.C3:freefall.C81" chart:class="chart:line">
            <chart:data-point chart:repeated="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784000015258926">
                <text:p>-0.0784000015258926</text:p>
                <draw:g>
                  <svg:desc>freefall.C3:freefall.C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55232004516591">
                <text:p>-0.155232004516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30527368912959">
                <text:p>-0.230527368912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04316827457541">
                <text:p>-0.304316827457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76630498238654">
                <text:p>-0.376630498238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47497896983407">
                <text:p>-0.447497896983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16947949104974">
                <text:p>-0.5169479491049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85009001508752">
                <text:p>-0.5850090015087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51708834162605">
                <text:p>-0.6517088341626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17074671435597">
                <text:p>-0.717074671435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81133193209882">
                <text:p>-0.7811331932098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74934289824779">
                <text:p>-1.749342898247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65723724223381">
                <text:p>-0.965723724223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02480926968451">
                <text:p>-1.02480926968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08271310536338">
                <text:p>-1.082713105363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13945886543308">
                <text:p>-1.13945886543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19506971138378">
                <text:p>-1.19506971138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24956834147611">
                <text:p>-1.24956834147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30297700000611">
                <text:p>-1.302977000006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35531748638417">
                <text:p>-1.355317486384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406611164033">
                <text:p>-1.4066111640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45687896910718">
                <text:p>-1.45687896910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5061414190387">
                <text:p>-1.50614141903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55441862091115">
                <text:p>-1.55441862091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60173027966701">
                <text:p>-1.601730279667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64809570615012">
                <text:p>-1.64809570615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69353382498792">
                <text:p>-1.693533824987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73806318231564">
                <text:p>-1.738063182315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8170195334613">
                <text:p>-1.781701953346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82446794978836">
                <text:p>-1.824467949788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6637862711743">
                <text:p>-1.866378627117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90745109169931">
                <text:p>-1.907451091699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94770210777294">
                <text:p>-1.947702107772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98714810429283">
                <text:p>-1.987148104292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0258051816347">
                <text:p>-2.02580518163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06368911816705">
                <text:p>-2.063689118167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10081537669133">
                <text:p>-2.100815376691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13719911075326">
                <text:p>-2.13719911075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17285517082792">
                <text:p>-2.172855170827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20779811038116">
                <text:p>-2.207798110381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24204219180982">
                <text:p>-2.242042191809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27560139226307">
                <text:p>-2.275601392263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30848940934733">
                <text:p>-2.308489409347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34071966671721">
                <text:p>-2.340719666717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37230531955443">
                <text:p>-2.372305319554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40325925993736">
                <text:p>-2.403259259937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43359412210302">
                <text:p>-2.433594122103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46332228760396">
                <text:p>-2.463322287603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4924558903619">
                <text:p>-2.49245589036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2100682162036">
                <text:p>-2.521006821620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54898673479822">
                <text:p>-2.548986734798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5764070502462">
                <text:p>-2.57640705024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60327895990822">
                <text:p>-2.603278959908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62961343188954">
                <text:p>-2.629613431889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65542121493353">
                <text:p>-2.655421214933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68071284280887">
                <text:p>-2.680712842808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70549863860911">
                <text:p>-2.705498638609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72978871896611">
                <text:p>-2.729788718966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75359299817925">
                <text:p>-2.753592998179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77692119226217">
                <text:p>-2.77692119226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79978282290837">
                <text:p>-2.799782822908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8221872213777">
                <text:p>-2.82218722137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84414353230497">
                <text:p>-2.844143532304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.86566071743248">
                <text:p>-2.86566071743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88674755926785">
                <text:p>-2.886747559267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.90741266466872">
                <text:p>-2.907412664668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.92766446835572">
                <text:p>-2.927664468355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.94751123635525">
                <text:p>-2.947511236355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.96696106937334">
                <text:p>-2.966961069373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98602190610204">
                <text:p>-2.986021906102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00470152645973">
                <text:p>-3.004701526459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02300755476655">
                <text:p>-3.023007554766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04094746285639">
                <text:p>-3.040947462856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.05852857312661">
                <text:p>-3.058528573126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.07575806152676">
                <text:p>-3.075758061526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.09264296048753">
                <text:p>-3.092642960487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.10919016179114">
                <text:p>-3.109190161791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59016863897691">
                <text:p>-1.590168638976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76cm" xlink:href=".." xlink:type="simple" chart:class="chart:line" chart:style-name="ch1">
        <chart:legend chart:legend-position="end" svg:x="13.151cm" svg:y="4.189cm" style:legend-expansion="high" chart:style-name="ch2"/>
        <chart:plot-area chart:style-name="ch3" table:cell-range-address="freefall.D3:freefall.D81" svg:x="0.32cm" svg:y="0.179cm" svg:width="12.511cm" svg:height="8.618cm">
          <chart:coordinate-region svg:x="1.338cm" svg:y="0.378cm" svg:width="11.493cm" svg:height="8.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reefall.D3:freefall.D81" chart:class="chart:line">
            <chart:data-point chart:repeated="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784000015258926">
                <text:p>-0.0784000015258926</text:p>
                <draw:g>
                  <svg:desc>freefall.D3:freefall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768320029906988">
                <text:p>-0.0768320029906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752953643963679">
                <text:p>-0.07529536439636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737894585445815">
                <text:p>-0.0737894585445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723136707811136">
                <text:p>-0.0723136707811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708673987447526">
                <text:p>-0.0708673987447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694500521215673">
                <text:p>-0.0694500521215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680610524037775">
                <text:p>-0.0680610524037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666998326538533">
                <text:p>-0.06669983265385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653658372729922">
                <text:p>-0.06536583727299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640585217742853">
                <text:p>-0.0640585217742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590855454611301">
                <text:p>-0.0590855454611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79038356788715">
                <text:p>-0.05790383567887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567457600697026">
                <text:p>-0.0567457600697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556108459506959">
                <text:p>-0.0556108459506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544986300923256">
                <text:p>-0.0544986300923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534086585300031">
                <text:p>-0.05340865853000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52340486378057">
                <text:p>-0.052340486378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12936776488289">
                <text:p>-0.05129367764882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502678050741849">
                <text:p>-0.05026780507418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492624499315184">
                <text:p>-0.04926244993151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482772018724518">
                <text:p>-0.04827720187245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73116587558593">
                <text:p>-0.0473116587558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63654264831064">
                <text:p>-0.04636542648310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454381188378079">
                <text:p>-0.04543811883780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45293573277183">
                <text:p>-0.04452935732771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36387710304871">
                <text:p>-0.04363877103048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27659964422276">
                <text:p>-0.04276599644222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419106773290707">
                <text:p>-0.04191067732907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410724645818874">
                <text:p>-0.04107246458188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402510160736256">
                <text:p>-0.0402510160736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394459965198877">
                <text:p>-0.03944599651988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386570773418669">
                <text:p>-0.03865707734186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378839365323529">
                <text:p>-0.03788393653235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71262585242818">
                <text:p>-0.03712625852428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363837340619284">
                <text:p>-0.03638373406192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356560600746576">
                <text:p>-0.03565606007465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349429395532468">
                <text:p>-0.03494293955324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342440814286533">
                <text:p>-0.03424408142865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335592004532543">
                <text:p>-0.03355920045325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328880170842609">
                <text:p>-0.0328880170842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32230257369875">
                <text:p>-0.032230257369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315856528372223">
                <text:p>-0.03158565283722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309539403829291">
                <text:p>-0.03095394038292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303348621656596">
                <text:p>-0.03033486216565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297281655009414">
                <text:p>-0.02972816550094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291336027579376">
                <text:p>-0.02913360275793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85509312584651">
                <text:p>-0.02855093125846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79799131778589">
                <text:p>-0.0279799131778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274203154479835">
                <text:p>-0.02742031544798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268719096620202">
                <text:p>-0.02687190966202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263344719813148">
                <text:p>-0.02633447198131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258077830439873">
                <text:p>-0.02580778304398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252916278753474">
                <text:p>-0.0252916278753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247857958002413">
                <text:p>-0.02478579580024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24290080356991">
                <text:p>-0.0242900803569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238042792131452">
                <text:p>-0.02380427921314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233281940829144">
                <text:p>-0.02332819408291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228616306462044">
                <text:p>-0.02286163064620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224043984693267">
                <text:p>-0.02240439846932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219563109272727">
                <text:p>-0.02195631092727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215171851275144">
                <text:p>-0.02151718512751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210868418353698">
                <text:p>-0.02108684183536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20665105400866">
                <text:p>-0.0206651054008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202518036869961">
                <text:p>-0.02025180368699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198467679995353">
                <text:p>-0.01984676799953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194498330180899">
                <text:p>-0.01944983301808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19060836728702">
                <text:p>-0.0190608367287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186796203576876">
                <text:p>-0.01867962035768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183060283068173">
                <text:p>-0.01830602830681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179399080898399">
                <text:p>-0.01793990808983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175811102702212">
                <text:p>-0.01758111027022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72294884001509">
                <text:p>-0.01722948840015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168848989607726">
                <text:p>-0.01688489896077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165472013036116">
                <text:p>-0.01654720130361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76cm" xlink:href=".." xlink:type="simple" chart:class="chart:line" chart:style-name="ch1">
        <chart:legend chart:legend-position="end" svg:x="13.124cm" svg:y="4.189cm" style:legend-expansion="high" chart:style-name="ch2"/>
        <chart:plot-area chart:style-name="ch3" table:cell-range-address="freefall.G4:freefall.G80" svg:x="0.32cm" svg:y="0.179cm" svg:width="12.484cm" svg:height="8.618cm">
          <chart:coordinate-region svg:x="1.603cm" svg:y="0.378cm" svg:width="11.061cm" svg:height="7.6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reefall.G4:freefall.G80" chart:class="chart:line">
            <chart:data-point chart:repeated="7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56799853519374">
                <text:p>0.00156799853519374</text:p>
                <draw:g>
                  <svg:desc>freefall.G4:freefall.G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53663859433095">
                <text:p>0.001536638594330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0590585178634">
                <text:p>0.00150590585178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7578776346791">
                <text:p>0.00147578776346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44627203636105">
                <text:p>0.00144627203636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41734662318527">
                <text:p>0.00141734662318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38899971778983">
                <text:p>0.00138899971778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3612197499242">
                <text:p>0.0013612197499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3339953808611">
                <text:p>0.00133399538086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30731549870688">
                <text:p>0.00130731549870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18170978225862">
                <text:p>0.001181709782258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15807560916892">
                <text:p>0.001158075609168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13491411900668">
                <text:p>0.00113491411900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11221585837029">
                <text:p>0.00111221585837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08997156232249">
                <text:p>0.00108997156232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681721519461">
                <text:p>0.0010681721519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04680872922813">
                <text:p>0.001046808729228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2587257464393">
                <text:p>0.00102587257464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00535514266653">
                <text:p>0.00100535514266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985248059066635">
                <text:p>0.0009852480590666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965543116592471">
                <text:p>0.0009655431165924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946232272752923">
                <text:p>0.000946232272752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2730764529847">
                <text:p>0.000927307645298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08761510089562">
                <text:p>0.0009087615100895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890586297231266">
                <text:p>0.0008905862972312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872774588259517">
                <text:p>0.0008727745882595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855319113156838">
                <text:p>0.0008553191131568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83821274718332">
                <text:p>0.000838212747183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821448508261824">
                <text:p>0.0008214485082618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805019553737907">
                <text:p>0.0008050195537379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788919178020819">
                <text:p>0.0007889191780208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773140809513961">
                <text:p>0.0007731408095139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757678008071139">
                <text:p>0.000757678008071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742524462353345">
                <text:p>0.000742524462353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727673987270805">
                <text:p>0.000727673987270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713120521410815">
                <text:p>0.0007131205214108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698858124593471">
                <text:p>0.0006988581245934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684880975398983">
                <text:p>0.0006848809753989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671183368993411">
                <text:p>0.0006711833689934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657759714385975">
                <text:p>0.0006577597143859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644604532652693">
                <text:p>0.0006446045326526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631712454293165">
                <text:p>0.000631712454293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619078217269475">
                <text:p>0.0006190782172694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606696664718243">
                <text:p>0.0006066966647182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594562743003735">
                <text:p>0.0005945627430037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582671499472554">
                <text:p>0.0005826714994725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571018080606223">
                <text:p>0.0005710180806062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55959772987535">
                <text:p>0.000559597729875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548405785963269">
                <text:p>0.0005484057859632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37437680705466">
                <text:p>0.0005374376807054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526688937327435">
                <text:p>0.0005266889373274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516155168639898">
                <text:p>0.0005161551686398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505832075106127">
                <text:p>0.000505832075106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95715443250333">
                <text:p>0.000495715443250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485801143845777">
                <text:p>0.0004858011438457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76085130230786">
                <text:p>0.0004760851302307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466563436710032">
                <text:p>0.0004665634367100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457232176877653">
                <text:p>0.0004572321768776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448087542054054">
                <text:p>0.0004480875420540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439125799758244">
                <text:p>0.0004391257997582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430343292144642">
                <text:p>0.0004303432921446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421736434503828">
                <text:p>0.0004217364345038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413301713869885">
                <text:p>0.0004133017138698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405035687460753">
                <text:p>0.0004050356874607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39693498144544">
                <text:p>0.000396934981445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388996289387933">
                <text:p>0.0003889962893879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381216371014403">
                <text:p>0.0003812163710144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373592050870286">
                <text:p>0.0003735920508702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36612021697735">
                <text:p>0.000366120216977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358797819618673">
                <text:p>0.0003587978196186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351621870070318">
                <text:p>0.0003516218700703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344589439378318">
                <text:p>0.0003445894393783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337697657160962">
                <text:p>0.0003376976571609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